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6"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style:tab-stops>
          <style:tab-stop style:position="4.698in"/>
        </style:tab-stops>
      </style:paragraph-properties>
    </style:style>
    <style:style style:name="P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0" style:family="paragraph" style:parent-style-name="Standard">
      <style:paragraph-properties fo:text-align="justify" style:justify-single-word="false"/>
      <style:text-properties style:font-style-complex="italic"/>
    </style:style>
    <style:style style:name="P11" style:family="paragraph" style:parent-style-name="Standard">
      <style:paragraph-properties fo:text-align="center" style:justify-single-word="false"/>
      <style:text-properties style:text-underline-style="none" officeooo:rsid="00513762" officeooo:paragraph-rsid="00513762"/>
    </style:style>
    <style:style style:name="P12" style:family="paragraph" style:parent-style-name="Standard">
      <style:text-properties fo:font-size="12pt" officeooo:paragraph-rsid="002d0a08"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style:font-style-complex="italic"/>
    </style:style>
    <style:style style:name="P17"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1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1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2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2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25"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26" style:family="paragraph" style:parent-style-name="Standard">
      <style:paragraph-properties fo:break-before="page"/>
      <style:text-properties fo:font-size="14pt" fo:font-style="italic" style:text-underline-style="solid" style:text-underline-width="auto" style:text-underline-color="font-color" fo:font-weight="bold" officeooo:paragraph-rsid="0068e2e3" style:font-size-asian="14pt" style:font-style-asian="italic" style:font-weight-asian="bold"/>
    </style:style>
    <style:style style:name="P27" style:family="paragraph" style:parent-style-name="Standard">
      <style:paragraph-properties fo:margin-left="0.25in" fo:margin-right="0in" fo:text-indent="0in" style:auto-text-indent="false"/>
    </style:style>
    <style:style style:name="P28" style:family="paragraph" style:parent-style-name="Standard">
      <style:paragraph-properties fo:margin-left="0.25in" fo:margin-right="0in"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31"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32"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33" style:family="paragraph" style:parent-style-name="Standard">
      <style:paragraph-properties fo:margin-left="0.25in" fo:margin-right="0in" fo:text-indent="0in" style:auto-text-indent="false"/>
      <style:text-properties fo:font-size="12pt" style:font-size-asian="12pt" style:font-size-complex="12pt"/>
    </style:style>
    <style:style style:name="P3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3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36"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3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4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5"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46"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49"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50" style:family="paragraph" style:parent-style-name="Standard">
      <style:paragraph-properties fo:margin-left="1.5in" fo:margin-right="0in" fo:text-indent="-1in" style:auto-text-indent="false"/>
    </style:style>
    <style:style style:name="P51" style:family="paragraph" style:parent-style-name="Standard">
      <style:paragraph-properties fo:margin-left="1.5in" fo:margin-right="0in" fo:text-indent="-1in" style:auto-text-indent="false"/>
      <style:text-properties style:font-style-complex="italic"/>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4"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5"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6" style:family="paragraph" style:parent-style-name="Standard">
      <style:paragraph-properties fo:margin-left="0.4898in" fo:margin-right="0in" fo:text-indent="0in" style:auto-text-indent="false"/>
    </style:style>
    <style:style style:name="P57" style:family="paragraph" style:parent-style-name="Standard">
      <style:paragraph-properties fo:margin-left="0.4898in" fo:margin-right="0in" fo:text-align="justify" style:justify-single-word="false" fo:text-indent="0in" style:auto-text-indent="false"/>
    </style:style>
    <style:style style:name="P58" style:family="paragraph" style:parent-style-name="Standard">
      <style:paragraph-properties fo:margin-left="0.4898in" fo:margin-right="0in" fo:text-indent="0in" style:auto-text-indent="false"/>
      <style:text-properties officeooo:rsid="0046a880"/>
    </style:style>
    <style:style style:name="P59" style:family="paragraph" style:parent-style-name="Standard">
      <style:paragraph-properties fo:margin-left="1.5in" fo:margin-right="0in" fo:text-indent="-1.0102in" style:auto-text-indent="false"/>
    </style:style>
    <style:style style:name="P60" style:family="paragraph" style:parent-style-name="Standard">
      <style:paragraph-properties fo:margin-left="0.5102in" fo:margin-right="0in" fo:text-indent="0in" style:auto-text-indent="false"/>
    </style:style>
    <style:style style:name="P61" style:family="paragraph" style:parent-style-name="Standard">
      <style:paragraph-properties fo:margin-left="0.5102in" fo:margin-right="0in" fo:text-align="justify" style:justify-single-word="false" fo:text-indent="0in" style:auto-text-indent="false"/>
    </style:style>
    <style:style style:name="P62"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63"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6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65"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66"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67"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68"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69" style:family="paragraph" style:parent-style-name="Standard">
      <style:paragraph-properties fo:margin-left="0in" fo:margin-right="0in" fo:text-indent="0in" style:auto-text-indent="false"/>
    </style:style>
    <style:style style:name="P7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71" style:family="paragraph" style:parent-style-name="Standard">
      <style:paragraph-properties fo:margin-left="0in" fo:margin-right="0in" fo:text-align="justify" style:justify-single-word="false" fo:text-indent="0in" style:auto-text-indent="false"/>
    </style:style>
    <style:style style:name="P72"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73"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74"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7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76"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78"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7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6ba8a0"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81"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8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83"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4"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85"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86"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7"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88" style:family="paragraph" style:parent-style-name="Text_20_body">
      <style:paragraph-properties fo:margin-top="0in" fo:margin-bottom="0in" style:contextual-spacing="false"/>
      <style:text-properties style:font-name="TimesNewRomanPSMT" fo:font-size="12pt" officeooo:paragraph-rsid="00532b25"/>
    </style:style>
    <style:style style:name="P89" style:family="paragraph" style:parent-style-name="Text_20_body">
      <style:text-properties style:font-name="TimesNewRomanPSMT" fo:font-size="12pt" fo:font-style="normal" officeooo:paragraph-rsid="00530811" style:font-style-asian="normal" style:font-style-complex="normal"/>
    </style:style>
    <style:style style:name="P90"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91"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92"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93"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94" style:family="paragraph" style:parent-style-name="Text_20_body">
      <style:paragraph-properties fo:margin-top="0in" fo:margin-bottom="0.1965in" style:contextual-spacing="false"/>
      <style:text-properties fo:font-size="12pt"/>
    </style:style>
    <style:style style:name="P95"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9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97"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9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0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0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0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0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0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10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9"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110"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11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12"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13"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14"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15"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16"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117"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692dda"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11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19"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692dda"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20"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2"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123" style:family="paragraph" style:parent-style-name="Heading_20_1" style:master-page-name="Standard">
      <style:paragraph-properties style:page-number="auto"/>
      <style:text-properties style:text-underline-style="solid" style:text-underline-width="auto" style:text-underline-color="font-color"/>
    </style:style>
    <style:style style:name="P124"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25"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26" style:family="paragraph" style:parent-style-name="Standard" style:list-style-name="L8">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27" style:family="paragraph" style:parent-style-name="Standard" style:list-style-name="L8">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28" style:family="paragraph" style:parent-style-name="Standard" style:list-style-name="L8">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29" style:family="paragraph" style:parent-style-name="Standard" style:list-style-name="L8">
      <style:text-properties fo:font-size="12pt" fo:font-style="italic" officeooo:paragraph-rsid="0076a013" style:font-size-asian="12pt" style:font-size-complex="12pt"/>
    </style:style>
    <style:style style:name="P130" style:family="paragraph" style:parent-style-name="Standard" style:list-style-name="WW8Num1">
      <style:text-properties fo:font-size="12pt" style:font-size-asian="12pt" style:font-size-complex="12pt"/>
    </style:style>
    <style:style style:name="P131" style:family="paragraph" style:parent-style-name="Standard" style:list-style-name="L8">
      <style:text-properties fo:font-size="12pt" officeooo:paragraph-rsid="0076a013" style:font-size-asian="12pt" style:font-size-complex="12pt"/>
    </style:style>
    <style:style style:name="P132"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33" style:family="paragraph" style:parent-style-name="Standard" style:list-style-name="L8">
      <style:text-properties style:font-name="TimesNewRomanPSMT" fo:font-size="12pt" officeooo:paragraph-rsid="0076a013" style:font-size-asian="12pt" style:font-size-complex="12pt"/>
    </style:style>
    <style:style style:name="P134" style:family="paragraph" style:parent-style-name="Standard" style:list-style-name="L8">
      <style:text-properties fo:font-style="italic" style:text-underline-style="none" fo:font-weight="bold" officeooo:rsid="0076a013" officeooo:paragraph-rsid="002d0a08" style:font-style-asian="italic" style:font-weight-asian="bold" style:font-style-complex="italic" style:font-weight-complex="bold"/>
    </style:style>
    <style:style style:name="P135" style:family="paragraph" style:parent-style-name="Standard" style:list-style-name="L8">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36" style:family="paragraph" style:parent-style-name="Standard" style:list-style-name="L8">
      <style:text-properties style:font-name="TimesNewRomanPS" fo:font-size="12pt" fo:font-style="italic" officeooo:paragraph-rsid="0076a013" style:font-size-asian="12pt" style:font-size-complex="12pt"/>
    </style:style>
    <style:style style:name="P137" style:family="paragraph" style:parent-style-name="Standard" style:list-style-name="L8">
      <style:text-properties style:font-name="TimesNewRomanPS" fo:font-size="12pt" officeooo:paragraph-rsid="002d0a08" style:font-size-asian="12pt" style:font-size-complex="12pt"/>
    </style:style>
    <style:style style:name="P138" style:family="paragraph" style:parent-style-name="Standard" style:list-style-name="L8">
      <style:text-properties style:font-name="TimesNewRomanPS" fo:font-size="12pt" officeooo:paragraph-rsid="0076a013" style:font-size-asian="12pt" style:font-size-complex="12pt"/>
    </style:style>
    <style:style style:name="P139" style:family="paragraph" style:parent-style-name="Standard" style:list-style-name="L8">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40" style:family="paragraph" style:parent-style-name="Standard" style:list-style-name="L8">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141"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4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4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4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4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4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4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4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4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50"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51"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15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5"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156" style:family="paragraph" style:parent-style-name="Standard" style:list-style-name="L2"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57"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58"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68e2e3" fo:hyphenate="false" fo:hyphenation-remain-char-count="2" fo:hyphenation-push-char-count="2" loext:hyphenation-no-caps="false"/>
    </style:style>
    <style:style style:name="P159"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0"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66a94" fo:hyphenate="false" fo:hyphenation-remain-char-count="2" fo:hyphenation-push-char-count="2" loext:hyphenation-no-caps="false"/>
    </style:style>
    <style:style style:name="P161"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62"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66a94" fo:hyphenate="false" fo:hyphenation-remain-char-count="2" fo:hyphenation-push-char-count="2" loext:hyphenation-no-caps="false"/>
    </style:style>
    <style:style style:name="P163" style:family="paragraph" style:parent-style-name="Standard" style:list-style-name="L3"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cd552e" fo:hyphenate="false" fo:hyphenation-remain-char-count="2" fo:hyphenation-push-char-count="2" loext:hyphenation-no-caps="false"/>
    </style:style>
    <style:style style:name="P164" style:family="paragraph" style:parent-style-name="Standard" style:list-style-name="L2"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5" style:family="paragraph" style:parent-style-name="Standard" style:list-style-name="L2">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6a1bd2"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66"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7"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8"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9"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6a1b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0"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07473" fo:hyphenate="false" fo:hyphenation-remain-char-count="2" fo:hyphenation-push-char-count="2" loext:hyphenation-no-caps="false"/>
    </style:style>
    <style:style style:name="P171" style:family="paragraph" style:parent-style-name="Standard" style:list-style-name="L2">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6ba8a0"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2"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fo:font-weight="bold" officeooo:rsid="0028f872" officeooo:paragraph-rsid="006ba8a0" style:font-size-asian="12pt" style:font-style-asian="italic" style:font-weight-asian="bold" style:font-size-complex="12pt" style:font-weight-complex="bold" fo:hyphenate="false" fo:hyphenation-remain-char-count="2" fo:hyphenation-push-char-count="2" loext:hyphenation-no-caps="false"/>
    </style:style>
    <style:style style:name="P173" style:family="paragraph" style:parent-style-name="Standard" style:list-style-name="L6"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6"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75" style:family="paragraph" style:parent-style-name="Standard" style:list-style-name="L6">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76" style:family="paragraph" style:parent-style-name="Standard" style:list-style-name="L6">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77"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8"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0"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1"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8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85"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86" style:family="paragraph" style:parent-style-name="Standard" style:list-style-name="L7"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9"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0"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9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92" style:family="paragraph" style:parent-style-name="Text_20_body" style:list-style-name="WW8Num1">
      <style:text-properties officeooo:paragraph-rsid="0066400d"/>
    </style:style>
    <style:style style:name="P193"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194"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95" style:family="paragraph" style:parent-style-name="Text_20_body" style:list-style-name="L8">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6" style:family="paragraph" style:parent-style-name="Text_20_body" style:list-style-name="L8">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198" style:family="paragraph" style:parent-style-name="Text_20_body" style:list-style-name="L8">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99" style:family="paragraph" style:parent-style-name="Text_20_body" style:list-style-name="L8">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0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01" style:family="paragraph" style:parent-style-name="Text_20_body" style:list-style-name="WW8Num1">
      <style:text-properties fo:font-size="12pt" officeooo:paragraph-rsid="005c702c" style:font-size-asian="12pt" style:font-size-complex="12pt"/>
    </style:style>
    <style:style style:name="P202" style:family="paragraph" style:parent-style-name="Text_20_body" style:list-style-name="WW8Num1">
      <style:text-properties fo:font-size="12pt" officeooo:paragraph-rsid="0066400d"/>
    </style:style>
    <style:style style:name="P203" style:family="paragraph" style:parent-style-name="Text_20_body" style:list-style-name="L8">
      <style:text-properties style:font-name="TimesNewRomanPSMT" fo:font-size="12pt" officeooo:paragraph-rsid="007a7639" style:font-size-asian="12pt" style:font-size-complex="12pt"/>
    </style:style>
    <style:style style:name="P204" style:family="paragraph" style:parent-style-name="Text_20_body" style:list-style-name="L1"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1">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8"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d9199c" fo:hyphenate="false" fo:hyphenation-remain-char-count="2" fo:hyphenation-push-char-count="2" loext:hyphenation-no-caps="false"/>
    </style:style>
    <style:style style:name="P209"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c4e3dd" fo:hyphenate="false" fo:hyphenation-remain-char-count="2" fo:hyphenation-push-char-count="2" loext:hyphenation-no-caps="false"/>
    </style:style>
    <style:style style:name="P210"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dc26b8" fo:hyphenate="false" fo:hyphenation-remain-char-count="2" fo:hyphenation-push-char-count="2" loext:hyphenation-no-caps="false"/>
    </style:style>
    <style:style style:name="P211"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150eb" fo:hyphenate="false" fo:hyphenation-remain-char-count="2" fo:hyphenation-push-char-count="2" loext:hyphenation-no-caps="false"/>
    </style:style>
    <style:style style:name="P212"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692dda" style:font-style-asian="normal" style:font-weight-asian="normal" style:font-style-complex="normal" style:font-weight-complex="normal" fo:hyphenate="false" fo:hyphenation-remain-char-count="2" fo:hyphenation-push-char-count="2" loext:hyphenation-no-caps="false"/>
    </style:style>
    <style:style style:name="P213" style:family="paragraph" style:parent-style-name="Text_20_body" style:list-style-name="L4"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d133fc"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e07473"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30" style:family="text">
      <style:text-properties fo:font-size="13pt" fo:font-style="normal" style:text-underline-style="none" fo:font-weight="normal" officeooo:rsid="00e47524" style:font-size-asian="13pt" style:font-style-asian="normal" style:font-weight-asian="normal" style:font-size-complex="13pt" style:font-style-complex="normal" style:font-weight-complex="normal"/>
    </style:style>
    <style:style style:name="T31"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3" style:family="text">
      <style:text-properties style:font-style-complex="italic"/>
    </style:style>
    <style:style style:name="T34" style:family="text">
      <style:text-properties officeooo:rsid="001a9ee3" style:font-style-complex="italic"/>
    </style:style>
    <style:style style:name="T35" style:family="text">
      <style:text-properties officeooo:rsid="001b6b21" style:font-style-complex="italic"/>
    </style:style>
    <style:style style:name="T36" style:family="text">
      <style:text-properties officeooo:rsid="0024e9f6" style:font-style-complex="italic"/>
    </style:style>
    <style:style style:name="T37" style:family="text">
      <style:text-properties officeooo:rsid="0024ed10" style:font-style-complex="italic"/>
    </style:style>
    <style:style style:name="T38" style:family="text">
      <style:text-properties officeooo:rsid="00264a33" style:font-style-complex="italic"/>
    </style:style>
    <style:style style:name="T39" style:family="text">
      <style:text-properties officeooo:rsid="00676dcb" style:font-style-complex="italic"/>
    </style:style>
    <style:style style:name="T40" style:family="text">
      <style:text-properties officeooo:rsid="0094685d" style:font-style-complex="italic"/>
    </style:style>
    <style:style style:name="T41" style:family="text">
      <style:text-properties officeooo:rsid="0018f128"/>
    </style:style>
    <style:style style:name="T42" style:family="text">
      <style:text-properties fo:font-weight="normal" officeooo:rsid="001ca071" style:font-weight-asian="normal" style:font-style-complex="italic" style:font-weight-complex="normal"/>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style:text-underline-style="none" officeooo:rsid="0076a013"/>
    </style:style>
    <style:style style:name="T46" style:family="text">
      <style:text-properties style:text-underline-style="none" fo:font-weight="bold" officeooo:rsid="0076a013" style:font-style-asian="italic" style:font-weight-asian="bold" style:font-style-complex="italic" style:font-weight-complex="bold"/>
    </style:style>
    <style:style style:name="T47" style:family="text">
      <style:text-properties officeooo:rsid="00435d77"/>
    </style:style>
    <style:style style:name="T48" style:family="text">
      <style:text-properties style:font-name="TimesNewRomanPSMT"/>
    </style:style>
    <style:style style:name="T49" style:family="text">
      <style:text-properties style:font-name="TimesNewRomanPSMT" fo:font-size="13pt" style:text-underline-style="none" style:font-size-asian="13pt" style:font-size-complex="13pt"/>
    </style:style>
    <style:style style:name="T50"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1"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2"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3" style:family="text">
      <style:text-properties style:font-name="TimesNewRomanPSMT" style:text-underline-style="none"/>
    </style:style>
    <style:style style:name="T54" style:family="text">
      <style:text-properties style:font-name="TimesNewRomanPSMT" style:text-underline-style="none" fo:font-weight="normal" style:font-weight-asian="normal" style:font-weight-complex="normal"/>
    </style:style>
    <style:style style:name="T55" style:family="text">
      <style:text-properties style:font-name="TimesNewRomanPSMT" style:text-underline-style="none" officeooo:rsid="007e698c"/>
    </style:style>
    <style:style style:name="T56" style:family="text">
      <style:text-properties style:font-name="TimesNewRomanPSMT" fo:font-style="normal" style:text-underline-style="none" fo:font-weight="normal" style:font-style-asian="normal" style:font-weight-asian="normal" style:font-style-complex="normal" style:font-weight-complex="normal"/>
    </style:style>
    <style:style style:name="T57"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58" style:family="text">
      <style:text-properties style:font-name="TimesNewRomanPSMT" fo:font-style="normal" style:text-underline-style="none" fo:font-weight="normal" officeooo:rsid="00c4e3dd" style:font-style-asian="normal" style:font-weight-asian="normal" style:font-style-complex="normal" style:font-weight-complex="normal"/>
    </style:style>
    <style:style style:name="T59" style:family="text">
      <style:text-properties style:font-name="TimesNewRomanPSMT" officeooo:rsid="00a75775"/>
    </style:style>
    <style:style style:name="T60" style:family="text">
      <style:text-properties style:font-name="TimesNewRomanPSMT" officeooo:rsid="00a8daf4"/>
    </style:style>
    <style:style style:name="T61" style:family="text">
      <style:text-properties style:font-name="TimesNewRomanPSMT" officeooo:rsid="00abc6b6"/>
    </style:style>
    <style:style style:name="T62" style:family="text">
      <style:text-properties style:font-name="TimesNewRomanPSMT" officeooo:rsid="00afc68f"/>
    </style:style>
    <style:style style:name="T63"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4"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5"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6"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7" style:family="text">
      <style:text-properties style:font-name="TimesNewRomanPSMT" fo:font-size="10pt" style:text-underline-style="none" officeooo:rsid="00d6de50" style:font-size-asian="10pt" style:font-size-complex="10pt"/>
    </style:style>
    <style:style style:name="T78" style:family="text">
      <style:text-properties officeooo:rsid="0054af5a"/>
    </style:style>
    <style:style style:name="T79" style:family="text">
      <style:text-properties officeooo:rsid="00566a87"/>
    </style:style>
    <style:style style:name="T80" style:family="text">
      <style:text-properties officeooo:rsid="005700cf"/>
    </style:style>
    <style:style style:name="T81" style:family="text">
      <style:text-properties officeooo:rsid="00576198"/>
    </style:style>
    <style:style style:name="T82" style:family="text">
      <style:text-properties officeooo:rsid="00580f2a"/>
    </style:style>
    <style:style style:name="T83" style:family="text">
      <style:text-properties fo:font-style="normal" style:text-underline-style="none" fo:font-weight="bold" style:font-style-asian="normal" style:font-weight-asian="bold" style:font-style-complex="normal" style:font-weight-complex="bold"/>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70a348" style:font-style-asian="normal" style:font-weight-asian="normal" style:font-style-complex="normal" style:font-weight-complex="normal"/>
    </style:style>
    <style:style style:name="T86" style:family="text">
      <style:text-properties fo:font-style="normal" style:text-underline-style="none" fo:font-weight="normal" officeooo:rsid="0076a013" style:font-style-asian="normal" style:font-weight-asian="normal" style:font-style-complex="normal" style:font-weight-complex="normal"/>
    </style:style>
    <style:style style:name="T87" style:family="text">
      <style:text-properties fo:font-style="normal" style:text-underline-style="none" fo:font-weight="normal" officeooo:rsid="0076f7ca" style:font-style-asian="normal" style:font-weight-asian="normal" style:font-style-complex="normal" style:font-weight-complex="normal"/>
    </style:style>
    <style:style style:name="T88" style:family="text">
      <style:text-properties fo:font-style="normal" style:text-underline-style="none" fo:font-weight="normal" officeooo:rsid="0078f3b8" style:font-style-asian="normal" style:font-weight-asian="normal" style:font-style-complex="normal" style:font-weight-complex="normal"/>
    </style:style>
    <style:style style:name="T89" style:family="text">
      <style:text-properties fo:font-style="normal" style:text-underline-style="none" fo:font-weight="normal" officeooo:rsid="0079df9a" style:font-style-asian="normal" style:font-weight-asian="normal" style:font-style-complex="normal" style:font-weight-complex="normal"/>
    </style:style>
    <style:style style:name="T90" style:family="text">
      <style:text-properties fo:font-style="normal" style:text-underline-style="none" fo:font-weight="normal" officeooo:rsid="006edc78" style:font-style-asian="normal" style:font-weight-asian="normal" style:font-style-complex="normal" style:font-weight-complex="normal"/>
    </style:style>
    <style:style style:name="T91" style:family="text">
      <style:text-properties fo:font-style="normal" style:text-underline-style="none" fo:font-weight="normal" officeooo:rsid="007471b3" style:font-style-asian="normal" style:font-weight-asian="normal" style:font-style-complex="normal" style:font-weight-complex="normal"/>
    </style:style>
    <style:style style:name="T92" style:family="text">
      <style:text-properties fo:font-style="normal" style:text-underline-style="none" fo:font-weight="normal" officeooo:rsid="00751920" style:font-style-asian="normal" style:font-weight-asian="normal" style:font-style-complex="normal" style:font-weight-complex="normal"/>
    </style:style>
    <style:style style:name="T93" style:family="text">
      <style:text-properties fo:font-style="normal" style:text-underline-style="none" fo:font-weight="normal" officeooo:rsid="009f5ba7" style:font-style-asian="normal" style:font-weight-asian="normal" style:font-style-complex="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94685d" style:font-style-asian="normal" style:font-weight-asian="normal" style:font-style-complex="normal" style:font-weight-complex="normal"/>
    </style:style>
    <style:style style:name="T96" style:family="text">
      <style:text-properties fo:font-style="normal" fo:font-weight="normal" officeooo:rsid="00aaadf1" style:font-style-asian="normal" style:font-weight-asian="normal" style:font-style-complex="normal" style:font-weight-complex="normal"/>
    </style:style>
    <style:style style:name="T97" style:family="text">
      <style:text-properties fo:font-style="normal" fo:font-weight="normal" officeooo:rsid="00ab1749" style:font-style-asian="normal" style:font-weight-asian="normal" style:font-style-complex="normal" style:font-weight-complex="normal"/>
    </style:style>
    <style:style style:name="T98" style:family="text">
      <style:text-properties fo:font-style="normal" fo:font-weight="normal" officeooo:rsid="00ae756a" style:font-style-asian="normal" style:font-weight-asian="normal" style:font-style-complex="normal" style:font-weight-complex="normal"/>
    </style:style>
    <style:style style:name="T99" style:family="text">
      <style:text-properties fo:font-style="normal" fo:font-weight="normal" officeooo:rsid="00bbc711" style:font-style-asian="normal" style:font-weight-asian="normal" style:font-style-complex="normal" style:font-weight-complex="normal"/>
    </style:style>
    <style:style style:name="T100" style:family="text">
      <style:text-properties fo:font-style="normal" fo:font-weight="normal" officeooo:rsid="00bbf9f9" style:font-style-asian="normal" style:font-weight-asian="normal" style:font-style-complex="normal" style:font-weight-complex="normal"/>
    </style:style>
    <style:style style:name="T101" style:family="text">
      <style:text-properties fo:font-style="normal" fo:font-weight="normal" officeooo:rsid="00bcc91f" style:font-style-asian="normal" style:font-weight-asian="normal" style:font-style-complex="normal" style:font-weight-complex="normal"/>
    </style:style>
    <style:style style:name="T102" style:family="text">
      <style:text-properties style:font-name="TimesNewRomanPS" fo:font-size="13pt" fo:font-style="italic" fo:font-weight="bold" style:font-size-asian="12pt" style:font-style-asian="italic" style:font-weight-asian="bold" style:font-size-complex="12pt" style:font-weight-complex="bold"/>
    </style:style>
    <style:style style:name="T103" style:family="text">
      <style:text-properties style:font-name="TimesNewRomanPS" fo:font-size="13pt" fo:font-style="normal" fo:font-weight="normal" style:font-style-asian="normal" style:font-weight-asian="normal" style:font-style-complex="normal" style:font-weight-complex="normal"/>
    </style:style>
    <style:style style:name="T104" style:family="text">
      <style:text-properties style:font-name="TimesNewRomanPS" fo:font-style="italic" fo:font-weight="bold"/>
    </style:style>
    <style:style style:name="T105" style:family="text">
      <style:text-properties style:font-name="TimesNewRomanPS" fo:font-style="italic" fo:font-weight="bold" style:font-style-asian="italic" style:font-weight-asian="bold" style:font-weight-complex="bold"/>
    </style:style>
    <style:style style:name="T106" style:family="text">
      <style:text-properties style:font-name="TimesNewRomanPS" fo:font-style="italic" fo:font-weight="bold" officeooo:rsid="005d7e26"/>
    </style:style>
    <style:style style:name="T107" style:family="text">
      <style:text-properties style:font-name="TimesNewRomanPS" fo:font-style="italic" fo:font-weight="bold" style:font-size-asian="12pt" style:font-style-asian="italic" style:font-weight-asian="bold" style:font-size-complex="12pt" style:font-weight-complex="bold"/>
    </style:style>
    <style:style style:name="T108"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09" style:family="text">
      <style:text-properties style:font-name="TimesNewRomanPS" fo:font-style="italic" style:text-underline-style="none" fo:font-weight="normal" style:font-style-asian="normal" style:font-weight-asian="normal" style:font-style-complex="normal" style:font-weight-complex="normal"/>
    </style:style>
    <style:style style:name="T110" style:family="text">
      <style:text-properties style:font-name="TimesNewRomanPS" fo:font-style="normal" fo:font-weight="normal" style:font-style-asian="normal" style:font-weight-asian="normal" style:font-style-complex="normal" style:font-weight-complex="normal"/>
    </style:style>
    <style:style style:name="T111" style:family="text">
      <style:text-properties style:font-name="TimesNewRomanPS" fo:font-style="normal" fo:font-weight="normal" officeooo:rsid="005d7e26" style:font-style-asian="normal" style:font-weight-asian="normal" style:font-style-complex="normal" style:font-weight-complex="normal"/>
    </style:style>
    <style:style style:name="T112" style:family="text">
      <style:text-properties style:font-name="TimesNewRomanPS" fo:font-style="normal" fo:font-weight="normal" officeooo:rsid="005c702c" style:font-style-asian="normal" style:font-weight-asian="normal" style:font-style-complex="normal" style:font-weight-complex="normal"/>
    </style:style>
    <style:style style:name="T113"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5" style:family="text">
      <style:text-properties officeooo:rsid="0068e2e3"/>
    </style:style>
    <style:style style:name="T116" style:family="text">
      <style:text-properties style:text-underline-style="solid" style:text-underline-width="auto" style:text-underline-color="font-color" style:font-style-complex="italic"/>
    </style:style>
    <style:style style:name="T117" style:family="text">
      <style:text-properties style:text-underline-style="solid" style:text-underline-width="auto" style:text-underline-color="font-color" officeooo:rsid="006edc78" style:font-style-complex="italic"/>
    </style:style>
    <style:style style:name="T118" style:family="text">
      <style:text-properties officeooo:rsid="008af19f"/>
    </style:style>
    <style:style style:name="T119" style:family="text">
      <style:text-properties officeooo:rsid="009c4015"/>
    </style:style>
    <style:style style:name="T120" style:family="text">
      <style:text-properties officeooo:rsid="009d48d1"/>
    </style:style>
    <style:style style:name="T121" style:family="text">
      <style:text-properties officeooo:rsid="009df851"/>
    </style:style>
    <style:style style:name="T122" style:family="text">
      <style:text-properties officeooo:rsid="009f5ba7"/>
    </style:style>
    <style:style style:name="T123" style:family="text">
      <style:text-properties officeooo:rsid="00a17dae"/>
    </style:style>
    <style:style style:name="T124" style:family="text">
      <style:text-properties officeooo:rsid="00a2bd03"/>
    </style:style>
    <style:style style:name="T125" style:family="text">
      <style:text-properties officeooo:rsid="00b8941b"/>
    </style:style>
    <style:style style:name="T126" style:family="text">
      <style:text-properties officeooo:rsid="00baa4ee"/>
    </style:style>
    <style:style style:name="T127" style:family="text">
      <style:text-properties officeooo:rsid="00d133fc"/>
    </style:style>
    <style:style style:name="T128"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29"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0"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7" style:family="text">
      <style:text-properties officeooo:rsid="00e1617f"/>
    </style:style>
    <style:style style:name="T138" style:family="text">
      <style:text-properties officeooo:rsid="00e1c06b"/>
    </style:style>
    <style:style style:name="T139"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0"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3" style:family="text">
      <style:text-properties officeooo:rsid="00e9d3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28430133" text:style-name="WW8Num2">
        <text:list-item>
          <text:h text:style-name="P123" text:outline-level="1">Gurjeet Singh</text:h>
        </text:list-item>
      </text:list>
      <text:p text:style-name="P11">gurjeet@singh.im</text:p>
      <text:p text:style-name="P11"/>
      <text:list xml:id="list36938105" text:style-name="L1">
        <text:list-item>
          <text:p text:style-name="P204">Database internals/Systems Software Engineer and Architect with <text:span text:style-name="T125">over </text:span><text:span text:style-name="T119">20 </text:span>years of experience.</text:p>
        </text:list-item>
        <text:list-item>
          <text:p text:style-name="P205">Proficient in C, Database Internals, PostgreSQL internals, GNU/Linux and Windows.</text:p>
        </text:list-item>
        <text:list-item>
          <text:p text:style-name="P206">Proficient in Docker, Containers, Kubernetes, AWS, MS Azure, Google Cloud.</text:p>
        </text:list-item>
        <text:list-item>
          <text:p text:style-name="P205">Fair exposure to C++, NodeJS, GoLang, Java, Oracle, MS-SQL Server, Solaris OS.</text:p>
        </text:list-item>
        <text:list-item>
          <text:p text:style-name="P205">Engineering lead<text:span text:style-name="T120">er</text:span> with a strong sense of ownership in everything I do.</text:p>
          <text:p text:style-name="P207"/>
        </text:list-item>
      </text:list>
      <text:p text:style-name="P90">I have spent most of my career developing RDBMS internals, including my work on Oracle’s Cost Based<text:line-break/>Query Optimizer and active major contributions to the Postgre<text:span text:style-name="T122">s</text:span> open source community; see the “Detailed Work Experience” section for details.</text:p>
      <text:p text:style-name="P89"><text:s/></text:p>
      <text:p text:style-name="P93">I have spoken/presented at <text:span text:style-name="T121">various </text:span>Conferences; see the “Speaking Engagements” section. </text:p>
      <text:p text:style-name="P93">I have 8 years of experience as a Postgre<text:span text:style-name="T122">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5">Qualifications:</text:p>
      <text:p text:style-name="P5"/>
      <text:p text:style-name="P91">1. Agile/Scrum Master </text:p>
      <text:p text:style-name="P88">When:<text:tab/><text:tab/><text:tab/>January, 2015</text:p>
      <text:p text:style-name="P88">Institution:<text:tab/><text:tab/>Scrum Alliance </text:p>
      <text:p text:style-name="P87"/>
      <text:p text:style-name="P2"><text:span text:style-name="T78">2</text:span>. P<text:span text:style-name="T79">ost </text:span>G<text:span text:style-name="T79">raduate </text:span>Diploma in Advanced Computing</text:p>
      <text:p text:style-name="Standard">Duration:<text:tab/><text:tab/>Feb 2001-July 2001</text:p>
      <text:p text:style-name="Standard">Institution:<text:tab/><text:tab/><text:span text:style-name="T81">C-DAC (Center for Development of Advanced Computing)</text:span></text:p>
      <text:p text:style-name="P7"><text:tab/></text:p>
      <text:p text:style-name="P1"><text:span text:style-name="T78">3</text:span>. Bachelor of Engineering (Mechanical)</text:p>
      <text:p text:style-name="Standard">Duration:<text:tab/><text:tab/>1996-2000</text:p>
      <text:p text:style-name="Standard">Institution:<text:tab/><text:tab/><text:span text:style-name="T80">Gulbarga University</text:span>, India.</text:p>
      <text:p text:style-name="Standard"/>
      <text:p text:style-name="P6">Fields of Interest:</text:p>
      <text:p text:style-name="P121">OS internals, Compilers, RDBMS, <text:span text:style-name="T123">Distributed Systems, Linux Containers, Kubernetes, RISC-V.</text:span></text:p>
      <text:p text:style-name="P73"/>
      <text:p text:style-name="P5">Skill<text:span text:style-name="T82">s</text:span>:</text:p>
      <text:p text:style-name="P78"><text:span text:style-name="T12">Programming Languages:</text:span><text:span text:style-name="T83"> </text:span>C, <text:span text:style-name="T124">Go lang, </text:span>C++, Shell-scripting (<text:span text:style-name="T41">Windows </text:span>NT and Unix), and some assembly.</text:p>
      <text:p text:style-name="P77"/>
      <text:p text:style-name="Standard"><text:span text:style-name="T12">Operating Systems:</text:span><text:span text:style-name="T83"> </text:span>Windows 9x, Windows NT, Sun Solaris, GNU-Linux.</text:p>
      <text:p text:style-name="Standard"/>
      <text:p text:style-name="Standard"><text:span text:style-name="T12">Database Management Systems:</text:span><text:span text:style-name="T83"> </text:span>Oracle, MS-SQL server, <text:span text:style-name="T126">Sybase, SQLite, </text:span>and an expert in Postgres RDBMS.</text:p>
      <text:p text:style-name="Standard"/>
      <text:p text:style-name="P77"><text:span text:style-name="T12">Web Technologies:</text:span><text:span text:style-name="T83"> </text:span><text:span text:style-name="T47">NodeJS, AngularJS, </text:span>XML, HTML, JavaScript, Web 2.0, PHP.</text:p>
      <text:p text:style-name="P5"/>
      <text:p text:style-name="P25">Work Experience (summary):</text:p>
      <text:p text:style-name="P5"/>
      <text:list xml:id="list2914176033" text:style-name="WW8Num1">
        <text:list-item>
          <text:p text:style-name="P193">Open Source<text:line-break/>Designation:<text:tab/><text:span text:style-name="T98">Contributor / </text:span><text:span text:style-name="T94">Hacker / Developer</text:span> </text:p>
        </text:list-item>
      </text:list>
      <text:p text:style-name="P97">Duration:<text:tab/><text:span text:style-name="T94">2005 – Now</text:span></text:p>
      <text:p text:style-name="P98"/>
      <text:p text:style-name="P122"><text:span text:style-name="T104">Description:<text:tab/></text:span><text:span text:style-name="T48">Contribut</text:span><text:span text:style-name="T62">ed</text:span><text:span text:style-name="T48"> </text:span><text:span text:style-name="T62">features and bug-fixes </text:span><text:span text:style-name="T48">to Postgres project. Developed projects of my own. <text:tab/>Speaker at conferences. See “Detailed Work Experience” section for details.</text:span></text:p>
      <text:list xml:id="list14801064803026" text:continue-numbering="true" text:style-name="WW8Num1">
        <text:list-item>
          <text:p text:style-name="P194">Supabase Inc.</text:p>
          <text:p text:style-name="P194">Designation:<text:tab/><text:span text:style-name="T94">Fellow Engineer</text:span></text:p>
          <text:p text:style-name="P194">Duration:<text:tab/><text:span text:style-name="T94">Sep. 2021 – now</text:span></text:p>
          <text:p text:style-name="P197"/>
        </text:list-item>
      </text:list>
      <text:p text:style-name="P92"><text:span text:style-name="T94"><text:tab/></text:span><text:span text:style-name="T33">Description:<text:tab/></text:span><text:span text:style-name="T94">Contribute to Postgres community, and </text:span><text:span text:style-name="T99">initiate &amp; </text:span><text:span text:style-name="T94">work on company’s long-term, </text:span><text:span text:style-name="T100">multi-<text:tab/><text:tab/><text:tab/>year </text:span><text:span text:style-name="T94">project</text:span><text:span text:style-name="T96">s.</text:span></text:p>
      <text:list xml:id="list14801639277333" text:continue-numbering="true" text:style-name="WW8Num1">
        <text:list-header>
          <text:p text:style-name="P194"/>
        </text:list-header>
        <text:list-item>
          <text:p text:style-name="P194">GE Digital</text:p>
          <text:p text:style-name="P201"><text:span text:style-name="T105">Designation:<text:tab/></text:span><text:span text:style-name="T112">Principal Engineer</text:span></text:p>
        </text:list-item>
      </text:list>
      <text:p text:style-name="P21">Duration:<text:tab/><text:span text:style-name="T94">May 2016 – </text:span><text:span text:style-name="T97">Aug. 2021</text:span></text:p>
      <text:p text:style-name="P23"/>
      <text:p text:style-name="P18"><text:span text:style-name="T11">Description:<text:tab/></text:span><text:span text:style-name="T59">Architected, <text:s/>developed, <text:s/>owned, </text:span><text:span text:style-name="T60">and operated</text:span><text:span text:style-name="T59"> </text:span><text:span text:style-name="T48">Postgres-as-a-Service </text:span><text:span text:style-name="T59">at Predix Platform <text:tab/><text:tab/></text:span><text:span text:style-name="T61">on</text:span><text:span text:style-name="T59"> </text:span><text:span text:style-name="T60">AWS,</text:span><text:span text:style-name="T59"> as well as air-gapped Kubernetes platform. </text:span><text:span text:style-name="T48">Service Owner of Blobstore service.</text:span></text:p>
      <text:list xml:id="list14801103837258" text:continue-numbering="true" text:style-name="WW8Num1">
        <text:list-item>
          <text:p text:style-name="P193">Amazon Web Services </text:p>
        </text:list-item>
      </text:list>
      <text:p text:style-name="P20">Designation:<text:tab/><text:span text:style-name="T94">Software Development Engineer</text:span></text:p>
      <text:p text:style-name="P22">Duration:<text:tab/><text:span text:style-name="T94">May 2015 – May 2016</text:span></text:p>
      <text:p text:style-name="P24"/>
      <text:p text:style-name="P19"><text:span text:style-name="T106">Description:<text:tab/></text:span><text:span text:style-name="T111">Architect and develop Amazon Aurora for Postgres. Help with Amazon RDS Postgres.</text:span></text:p>
      <text:list xml:id="list14801746848215" text:continue-numbering="true" text:style-name="WW8Num1">
        <text:list-item>
          <text:p text:style-name="P124">Thales e-Security, San Jose, CA., USA</text:p>
          <text:p text:style-name="P202"><text:span text:style-name="T107">Designation:<text:tab/></text:span><text:span text:style-name="T110">Senior Engineer, Database Specialist</text:span></text:p>
          <text:p text:style-name="P192"><text:span text:style-name="T102">Duration: <text:tab/></text:span><text:span text:style-name="T103">Nov. 2014 – May 2015</text:span></text:p>
          <text:p text:style-name="P200"/>
        </text:list-item>
      </text:list>
      <text:p text:style-name="P94"><text:span text:style-name="T104"><text:tab/>Description: <text:tab/></text:span><text:span text:style-name="T110">Design and develop an HSM (Hardware Security Module) Manager using service- <text:tab/><text:tab/><text:tab/>oriented architecture. Also, migrate a long-standing market-leading hardware key- <text:tab/><text:tab/><text:tab/>manager from embedded MySQL to Postgres.</text:span></text:p>
      <text:list xml:id="list14800934039992" text:continue-numbering="true" text:style-name="WW8Num1">
        <text:list-item>
          <text:p text:style-name="P130"><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84"><text:span text:style-name="T5">Designation:<text:tab/></text:span><text:span text:style-name="T34">Database Architect</text:span></text:p>
      <text:p text:style-name="P81"><text:span text:style-name="T5">Duration:<text:tab/></text:span><text:span text:style-name="T35">Feb.</text:span><text:span text:style-name="T33"> 20</text:span><text:span text:style-name="T35">11</text:span><text:span text:style-name="T33"> </text:span><text:span text:style-name="T42">–</text:span><text:span text:style-name="T33"> </text:span><text:span text:style-name="T39">Oct. 2014</text:span></text:p>
      <text:p text:style-name="P82"/>
      <text:p text:style-name="P80"><text:span text:style-name="T10">Designation:</text:span><text:span text:style-name="T2"><text:tab/></text:span><text:span text:style-name="T42">Principal Systems Engineer</text:span></text:p>
      <text:p text:style-name="P80"><text:span text:style-name="T10">Duration:</text:span><text:span text:style-name="T42"><text:tab/>Feb. 2010 – Jan. 2011</text:span></text:p>
      <text:p text:style-name="P83"/>
      <text:p text:style-name="P55"><text:span text:style-name="T5">Description:</text:span><text:span text:style-name="T33"><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4"/>
      <text:p text:style-name="P110"><text:span text:style-name="T36"><text:tab/></text:span><text:span text:style-name="T39">In c</text:span><text:span text:style-name="T36">onsulting role, </text:span><text:span text:style-name="T39">I helped </text:span><text:span text:style-name="T36">customers and partners perform Architectural Health Checks of Postgres databases, perform database migrations, <text:s/>conduct trainings, develop custom </text:span><text:soft-page-break/><text:span text:style-name="T36">replication solutions </text:span><text:span text:style-name="T39">to other database</text:span><text:span text:style-name="T36">, etc. </text:span><text:span text:style-name="T38">while also participate in Postgres community contributing code patches and features.</text:span></text:p>
      <text:p text:style-name="P70"/>
      <text:list xml:id="list14801553066043" text:continue-numbering="true" text:style-name="WW8Num1">
        <text:list-item>
          <text:p text:style-name="P125">EnterpriseDB Software India Pvt. Ltd., Pune, India.</text:p>
        </text:list-item>
      </text:list>
      <text:p text:style-name="P34"><text:span text:style-name="T5"><text:tab/>Designation:<text:tab/></text:span><text:span text:style-name="T33">Lead Engineer.</text:span></text:p>
      <text:p text:style-name="P34"><text:span text:style-name="T5"><text:tab/>Duration:<text:tab/></text:span><text:span text:style-name="T33">July 2006 – </text:span><text:span text:style-name="T37">Jan. 2010</text:span></text:p>
      <text:p text:style-name="P36"/>
      <text:p text:style-name="P53"><text:span text:style-name="T5">Description:</text:span><text:tab/>Researching new features and implementing them in the EnterpriseDB RDBMS (which is based on Postgre<text:span text:style-name="T122">s</text:span>). Act as Trainer, Consultant and Remote-DBA for customers and partners, on different occasions.</text:p>
      <text:p text:style-name="P35"/>
      <text:list xml:id="list14801910300467" text:continue-numbering="true" text:style-name="WW8Num1">
        <text:list-item>
          <text:p text:style-name="P124">CommVault Systems (India) Pvt. Ltd., Hyderabad, India.</text:p>
        </text:list-item>
      </text:list>
      <text:p text:style-name="P33"><text:span text:style-name="T5"><text:tab/>Designation:<text:tab/></text:span><text:span text:style-name="T33">Software Engineer.</text:span></text:p>
      <text:p text:style-name="P33"><text:span text:style-name="T5"><text:tab/>Duration:<text:tab/></text:span><text:span text:style-name="T33">May 2005 – July 2006</text:span></text:p>
      <text:p text:style-name="P35"/>
      <text:p text:style-name="P52"><text:span text:style-name="T5">Description:</text:span><text:span text:style-name="T33"><text:tab/>Develop and bug-fix the Report Generation Server, developed in C++, which interacts with MS-SQL Server for its data storage needs.</text:span></text:p>
      <text:p text:style-name="P35"/>
      <text:list xml:id="list14802531754537" text:continue-numbering="true" text:style-name="WW8Num1">
        <text:list-item>
          <text:p text:style-name="P124">Oracle India Private Ltd., Bangalore, India.</text:p>
        </text:list-item>
      </text:list>
      <text:p text:style-name="P27"><text:span text:style-name="T5"><text:tab/>Designation:<text:tab/></text:span><text:span text:style-name="T33">Member Technical Staff.</text:span></text:p>
      <text:p text:style-name="P27"><text:span text:style-name="T5"><text:tab/>Duration:<text:tab/></text:span><text:span text:style-name="T33">Nov 2003 – May 2005</text:span></text:p>
      <text:p text:style-name="P28"/>
      <text:p text:style-name="P50"><text:span text:style-name="T5">Description:</text:span><text:span text:style-name="T33"><text:tab/>Suggesting and implementing new features, and fixing defects in the </text:span><text:span text:style-name="T15">Cost Based Optimizer</text:span><text:span text:style-name="T33"> module of the Oracle RDBMS, on Solaris and Linux platforms.</text:span></text:p>
      <text:p text:style-name="P51"/>
      <text:list xml:id="list14800681553173" text:continue-numbering="true" text:style-name="WW8Num1">
        <text:list-item>
          <text:p text:style-name="P132">Aztec Software and Services Ltd., Bangalore, India.</text:p>
        </text:list-item>
      </text:list>
      <text:p text:style-name="P27"><text:span text:style-name="T5"><text:tab/>Designation:</text:span><text:span text:style-name="T33"> <text:tab/>Developer.</text:span></text:p>
      <text:p text:style-name="P27"><text:span text:style-name="T5"><text:tab/>Duration:</text:span><text:span text:style-name="T33"> <text:tab/>Sept 2003 – Nov 2003</text:span></text:p>
      <text:p text:style-name="P28"/>
      <text:p text:style-name="P50"><text:span text:style-name="T5">Description:</text:span><text:span text:style-name="T33"><text:tab/>Designed </text:span><text:span text:style-name="T15">External Stored Procedures</text:span><text:span text:style-name="T33"> feature for an RDBMS product, which was being developed for a customer.</text:span></text:p>
      <text:p text:style-name="P51"/>
      <text:list xml:id="list14801507432592" text:continue-numbering="true" text:style-name="WW8Num1">
        <text:list-item>
          <text:p text:style-name="P132">Vaman Technologies (R&amp;D) Ltd, Mumbai, India.</text:p>
        </text:list-item>
      </text:list>
      <text:p text:style-name="P56"><text:span text:style-name="T9">Designation:</text:span> <text:tab/>Junior Software Engineer.</text:p>
      <text:p text:style-name="P56"><text:span text:style-name="T9">Duration:</text:span> <text:tab/>July 2001 – Sept 2003</text:p>
      <text:p text:style-name="P56"/>
      <text:p text:style-name="P59"><text:span text:style-name="T9">Description:</text:span><text:tab/>Worked on various components of an RDBMS, including the TPC-C benchmarking utility, the Query Parser, Procedural Language support, OS independent kernel, and the OS abstraction layer.</text:p>
      <text:p text:style-name="P58"/>
      <text:p text:style-name="P26"><text:span text:style-name="T115">D</text:span>etailed Work Experience:</text:p>
      <text:p text:style-name="P32"/>
      <text:list xml:id="list2834513651" text:style-name="WW8Num5">
        <text:list-item>
          <text:p text:style-name="P141">Open Source</text:p>
          <text:p text:style-name="P142">Duration:<text:tab/><text:tab/><text:span text:style-name="T94">2005 – now</text:span></text:p>
        </text:list-item>
      </text:list>
      <text:p text:style-name="P100"/>
      <text:p text:style-name="P99"><text:span text:style-name="T94"><text:tab/></text:span><text:span text:style-name="T116">Projects:</text:span></text:p>
      <text:list xml:id="list2303911520" text:style-name="L2">
        <text:list-item>
          <text:list>
            <text:list-item>
              <text:list>
                <text:list-item>
                  <text:p text:style-name="P156">Postgre<text:span text:style-name="T122">s </text:span>RDBMS</text:p>
                  <text:list>
                    <text:list-item>
                      <text:list>
                        <text:list-item>
                          <text:list>
                            <text:list-item>
                              <text:list>
                                <text:list-header>
                                  <text:p text:style-name="P159"><text:span text:style-name="T43">Language:</text:span><text:span text:style-name="T44"><text:tab/>C</text:span></text:p>
                                </text:list-header>
                              </text:list>
                            </text:list-item>
                          </text:list>
                        </text:list-item>
                      </text:list>
                    </text:list-item>
                  </text:list>
                  <text:p text:style-name="P161"><text:span text:style-name="T43">Role:</text:span><text:span text:style-name="T17"><text:tab/><text:tab/>Contributor</text:span></text:p>
                </text:list-item>
              </text:list>
            </text:list-item>
          </text:list>
        </text:list-item>
      </text:list>
      <text:p text:style-name="P119"/>
      <text:p text:style-name="P95"><text:span text:style-name="T22">Description:<text:tab/></text:span><text:span text:style-name="T44">Postgres is the most advanced Open Source RDBMS</text:span></text:p>
      <text:p text:style-name="P117"/>
      <text:p text:style-name="P96">Contributions:</text:p>
      <text:list xml:id="list3141571494" text:style-name="L3">
        <text:list-item>
          <text:p text:style-name="P163"><text:span text:style-name="T26">Found and fixed a Security Vulnerability </text:span><text:span text:style-name="T128">(</text:span><text:a xlink:type="simple" xlink:href="https://bit.ly/3ICEKKd" text:style-name="Internet_20_link" text:visited-style-name="Visited_20_Internet_20_Link"><text:span text:style-name="T132">commit</text:span></text:a><text:span text:style-name="T129">, </text:span><text:a xlink:type="simple" xlink:href="https://bit.ly/3CTK8Y3" text:style-name="Internet_20_link" text:visited-style-name="Visited_20_Internet_20_Link"><text:span text:style-name="T132">discussion</text:span></text:a><text:span text:style-name="T130">,</text:span><text:span text:style-name="T128"> </text:span><text:a xlink:type="simple" xlink:href="http://bit.ly/1xfwQv0" text:style-name="Internet_20_link" text:visited-style-name="Visited_20_Internet_20_Link"><text:span text:style-name="T131">docs</text:span></text:a><text:span text:style-name="T130">)</text:span></text:p>
        </text:list-item>
        <text:list-item>
          <text:p text:style-name="P208"><text:span text:style-name="T50">R</text:span><text:span text:style-name="T51">eplace Primary Key index of a table </text:span><text:span text:style-name="T63">(</text:span><text:a xlink:type="simple" xlink:href="https://bit.ly/36tIQGY" text:style-name="Internet_20_link" text:visited-style-name="Visited_20_Internet_20_Link"><text:span text:style-name="T66">commit</text:span></text:a><text:span text:style-name="T71">, </text:span><text:a xlink:type="simple" xlink:href="https://bit.ly/3qm66xQ" text:style-name="Internet_20_link" text:visited-style-name="Visited_20_Internet_20_Link"><text:span text:style-name="T66">submission</text:span></text:a><text:span text:style-name="T72">, </text:span><text:a xlink:type="simple" xlink:href="https://bit.ly/3wkrwPy" text:style-name="Internet_20_link" text:visited-style-name="Visited_20_Internet_20_Link"><text:span text:style-name="T73">discussion</text:span></text:a><text:span text:style-name="T72">,</text:span><text:span text:style-name="T71"> </text:span><text:a xlink:type="simple" xlink:href="https://bit.ly/3iiE81x" text:style-name="Internet_20_link" text:visited-style-name="Visited_20_Internet_20_Link"><text:span text:style-name="T72">docs</text:span></text:a><text:span text:style-name="T63">)</text:span></text:p>
        </text:list-item>
        <text:list-item>
          <text:p text:style-name="P208"><text:span text:style-name="T51">Index Advisor </text:span><text:span text:style-name="T50">extension</text:span><text:span text:style-name="T51"> </text:span><text:span text:style-name="T63">(</text:span><text:a xlink:type="simple" xlink:href="https://bit.ly/3CVKGfW" text:style-name="Internet_20_link" text:visited-style-name="Visited_20_Internet_20_Link"><text:span text:style-name="T65">Git repository</text:span></text:a><text:span text:style-name="T63">)</text:span></text:p>
        </text:list-item>
        <text:list-item>
          <text:p text:style-name="P208"><text:span text:style-name="T50">Postgres Hibernator extension</text:span><text:span text:style-name="T51"> </text:span><text:span text:style-name="T63">(</text:span><text:a xlink:type="simple" xlink:href="https://bit.ly/36tAO0L" text:style-name="Internet_20_link" text:visited-style-name="Visited_20_Internet_20_Link"><text:span text:style-name="T69">Git repository</text:span></text:a><text:span text:style-name="T63">)</text:span></text:p>
        </text:list-item>
        <text:list-item>
          <text:p text:style-name="P208"><text:span text:style-name="T50">Improve </text:span><text:span text:style-name="T51">interaction with Linux OOM Killer </text:span><text:span text:style-name="T63">(</text:span><text:a xlink:type="simple" xlink:href="https://bit.ly/37DLMkN" text:style-name="Internet_20_link" text:visited-style-name="Visited_20_Internet_20_Link"><text:span text:style-name="T70">commit</text:span></text:a><text:span text:style-name="T64">, </text:span><text:a xlink:type="simple" xlink:href="https://bit.ly/36zVlkt" text:style-name="Internet_20_link" text:visited-style-name="Visited_20_Internet_20_Link"><text:span text:style-name="T70">submission</text:span></text:a><text:span text:style-name="T64">, </text:span><text:a xlink:type="simple" xlink:href="https://bit.ly/3JpinJm" text:style-name="Internet_20_link" text:visited-style-name="Visited_20_Internet_20_Link"><text:span text:style-name="T70">discussion</text:span></text:a><text:span text:style-name="T64">, </text:span><text:a xlink:type="simple" xlink:href="https://bit.ly/3ikcwZJ" text:style-name="Internet_20_link" text:visited-style-name="Visited_20_Internet_20_Link"><text:span text:style-name="T70">docs</text:span></text:a><text:span text:style-name="T63">)</text:span></text:p>
        </text:list-item>
      </text:list>
      <text:list xml:id="list2913781568" text:style-name="L4">
        <text:list-item>
          <text:list>
            <text:list-item>
              <text:list>
                <text:list-header>
                  <text:p text:style-name="P213"><text:span text:style-name="T58">It was very difficult to convince </text:span><text:span text:style-name="T127">Tom Lane </text:span><text:span text:style-name="T58">that this idea had </text:span><text:span text:style-name="T127">merit.</text:span></text:p>
                </text:list-header>
              </text:list>
            </text:list-item>
          </text:list>
        </text:list-item>
      </text:list>
      <text:list xml:id="list14801452294463" text:continue-list="list3141571494" text:style-name="L3">
        <text:list-item>
          <text:p text:style-name="P209"><text:span text:style-name="T50">T</text:span><text:span text:style-name="T51">he \ir command for psql utility </text:span><text:span text:style-name="T63">(</text:span><text:a xlink:type="simple" xlink:href="https://bit.ly/3N7DO3S" text:style-name="Internet_20_link" text:visited-style-name="Visited_20_Internet_20_Link"><text:span text:style-name="T69">commit</text:span></text:a><text:span text:style-name="T67">, </text:span><text:a xlink:type="simple" xlink:href="https://bit.ly/3CWuDyj" text:style-name="Internet_20_link" text:visited-style-name="Visited_20_Internet_20_Link"><text:span text:style-name="T69">submission</text:span></text:a><text:span text:style-name="T67">, </text:span><text:a xlink:type="simple" xlink:href="https://bit.ly/3tmZSPT" text:style-name="Internet_20_link" text:visited-style-name="Visited_20_Internet_20_Link"><text:span text:style-name="T68">review</text:span></text:a><text:span text:style-name="T67">, </text:span><text:a xlink:type="simple" xlink:href="https://bit.ly/3inz1Nm" text:style-name="Internet_20_link" text:visited-style-name="Visited_20_Internet_20_Link"><text:span text:style-name="T69">docs</text:span></text:a><text:span text:style-name="T63">)</text:span></text:p>
        </text:list-item>
        <text:list-item>
          <text:p text:style-name="P210"><text:span text:style-name="T51">Fix a Windows-only race condition </text:span><text:span text:style-name="T63">(</text:span><text:a xlink:type="simple" xlink:href="https://bit.ly/3ubWeaV" text:style-name="Internet_20_link" text:visited-style-name="Visited_20_Internet_20_Link"><text:span text:style-name="T70">commit</text:span></text:a><text:span text:style-name="T67">, </text:span><text:a xlink:type="simple" xlink:href="https://bit.ly/3qlvKm7" text:style-name="Internet_20_link" text:visited-style-name="Visited_20_Internet_20_Link"><text:span text:style-name="T75">submission</text:span></text:a><text:span text:style-name="T63">)</text:span></text:p>
        </text:list-item>
        <text:list-item>
          <text:p text:style-name="P210"><text:span text:style-name="T51">Improve pgbench to support large databases </text:span><text:span text:style-name="T63">(</text:span><text:a xlink:type="simple" xlink:href="https://bit.ly/3tomZd1" text:style-name="Internet_20_link" text:visited-style-name="Visited_20_Internet_20_Link"><text:span text:style-name="T74">commit</text:span></text:a><text:span text:style-name="T67">, </text:span><text:a xlink:type="simple" xlink:href="https://bit.ly/365LsLy" text:style-name="Internet_20_link" text:visited-style-name="Visited_20_Internet_20_Link"><text:span text:style-name="T74">submission</text:span></text:a><text:span text:style-name="T67">, </text:span><text:a xlink:type="simple" xlink:href="https://bit.ly/3N3026V" text:style-name="Internet_20_link" text:visited-style-name="Visited_20_Internet_20_Link"><text:span text:style-name="T74">discussion</text:span></text:a><text:span text:style-name="T63">)</text:span></text:p>
        </text:list-item>
        <text:list-item>
          <text:p text:style-name="P211"><text:span text:style-name="T51">pgbench: </text:span><text:span text:style-name="T52">add client_id variable </text:span><text:span text:style-name="T51"><text:s/></text:span><text:span text:style-name="T63">(</text:span><text:a xlink:type="simple" xlink:href="https://bit.ly/3ujbq6m" text:style-name="Internet_20_link" text:visited-style-name="Visited_20_Internet_20_Link"><text:span text:style-name="T74">commit</text:span></text:a><text:span text:style-name="T67">, </text:span><text:a xlink:type="simple" xlink:href="https://bit.ly/3tpoWWM" text:style-name="Internet_20_link" text:visited-style-name="Visited_20_Internet_20_Link"><text:span text:style-name="T74">submission</text:span></text:a><text:span text:style-name="T63">)</text:span></text:p>
        </text:list-item>
        <text:list-item>
          <text:p text:style-name="P211"><text:span text:style-name="T50">List of all my </text:span><text:span text:style-name="T51">contributions: <text:s/></text:span><text:a xlink:type="simple" xlink:href="http://bit.ly/1q208OG" text:style-name="Internet_20_link" text:visited-style-name="Visited_20_Internet_20_Link"><text:span text:style-name="T76">link to search results</text:span></text:a></text:p>
        </text:list-item>
        <text:list-item>
          <text:p text:style-name="P212"><text:span text:style-name="T49">Postgres-hackers mailing-list participation: </text:span><text:a xlink:type="simple" xlink:href="http://bit.ly/1oeQaUu" text:style-name="Internet_20_link" text:visited-style-name="Visited_20_Internet_20_Link"><text:span text:style-name="T77">link to search results</text:span></text:a></text:p>
        </text:list-item>
      </text:list>
      <text:p text:style-name="P118"/>
      <text:list xml:id="list14802446526850" text:continue-list="list2303911520" text:style-name="L2">
        <text:list-item>
          <text:p text:style-name="P157">Speaking Engagements at Conferences</text:p>
          <text:list>
            <text:list-item>
              <text:list>
                <text:list-item>
                  <text:list>
                    <text:list-item>
                      <text:list>
                        <text:list-item>
                          <text:list>
                            <text:list-item>
                              <text:list>
                                <text:list-item>
                                  <text:list>
                                    <text:list-header>
                                      <text:p text:style-name="P164"><text:span text:style-name="T43">Role: </text:span><text:span text:style-name="T44">Speaker</text:span></text:p>
                                      <text:p text:style-name="P165"/>
                                    </text:list-header>
                                  </text:list>
                                </text:list-item>
                              </text:list>
                            </text:list-item>
                          </text:list>
                        </text:list-item>
                      </text:list>
                    </text:list-item>
                  </text:list>
                </text:list-item>
              </text:list>
            </text:list-item>
          </text:list>
        </text:list-item>
      </text:list>
      <text:list xml:id="list2802974376" text:style-name="L5">
        <text:list-item>
          <text:p text:style-name="P166">Postgres Open</text:p>
          <text:p text:style-name="P169">2015 - Postgres Inside Out</text:p>
          <text:p text:style-name="P169">2014 - How Databases Work - For Developers, Accidental DBAs and Managers</text:p>
          <text:p text:style-name="P169">2013 - How Postgres is different from (read BETTER than) your database</text:p>
          <text:p text:style-name="P169">2011 - Introducing Postgres Enterprise Manager</text:p>
          <text:p text:style-name="P169">2011 - Why you should NOT move away from Oracle</text:p>
          <text:p text:style-name="P169">2011 - Postgres Plus Cloud Database</text:p>
          <text:p text:style-name="P169"/>
        </text:list-item>
        <text:list-item>
          <text:p text:style-name="P168"><text:span text:style-name="T43">PGCon</text:span><text:span text:style-name="T84">(Postgres Hackers' annual conference)</text:span></text:p>
          <text:p text:style-name="P170"><text:span text:style-name="T27">2011 - Best Practices with Ora2Pg </text:span><text:span text:style-name="T135">(</text:span><text:a xlink:type="simple" xlink:href="https://bit.ly/3N4WhxX" text:style-name="Internet_20_link" text:visited-style-name="Visited_20_Internet_20_Link"><text:span text:style-name="T136">link</text:span></text:a><text:span text:style-name="T135">)</text:span></text:p>
          <text:p text:style-name="P167"/>
        </text:list-item>
      </text:list>
      <text:list xml:id="list14802267256242" text:continue-list="list14802446526850" text:style-name="L2">
        <text:list-item>
          <text:p text:style-name="P157">Other Open Source Projects, <text:span text:style-name="T143">and Work</text:span></text:p>
          <text:p text:style-name="P158"/>
        </text:list-item>
        <text:list-item>
          <text:p text:style-name="P162"><text:span text:style-name="T25">DBYardstick - Lightweight TPC-C Benchmark in NodeJS </text:span><text:span text:style-name="T133">(</text:span><text:a xlink:type="simple" xlink:href="http://bit.ly/dbyardstick" text:style-name="Internet_20_link" text:visited-style-name="Visited_20_Internet_20_Link"><text:span text:style-name="T134">Git repo</text:span></text:a><text:span text:style-name="T133">)</text:span></text:p>
        </text:list-item>
        <text:list-item>
          <text:p text:style-name="P160"><text:span text:style-name="T25">ZFS File System driver for Docker containers </text:span><text:span text:style-name="T133">(</text:span><text:a xlink:type="simple" xlink:href="http://bit.ly/docker_zfs_driver" text:style-name="Internet_20_link" text:visited-style-name="Visited_20_Internet_20_Link"><text:span text:style-name="T134">Git repo</text:span></text:a><text:span text:style-name="T133">)</text:span></text:p>
        </text:list-item>
        <text:list-item>
          <text:p text:style-name="P162"><text:span text:style-name="T25">Postgres blogs: </text:span><text:a xlink:type="simple" xlink:href="http://bit.ly/1uqN8BG" text:style-name="Internet_20_link" text:visited-style-name="Visited_20_Internet_20_Link"><text:span text:style-name="T139">Current</text:span></text:a><text:span text:style-name="T140">,</text:span><text:span text:style-name="T141"> </text:span><text:a xlink:type="simple" xlink:href="http://bit.ly/1tCskcz" text:style-name="Internet_20_link" text:visited-style-name="Visited_20_Internet_20_Link"><text:span text:style-name="T139">Random Neural Firings</text:span></text:a><text:span text:style-name="T142">, </text:span><text:a xlink:type="simple" xlink:href="http://bit.ly/1uqNb09" text:style-name="Internet_20_link" text:visited-style-name="Visited_20_Internet_20_Link"><text:span text:style-name="T140">Left-Brain Dump</text:span></text:a></text:p>
        </text:list-item>
      </text:list>
      <text:p text:style-name="P79"/>
      <text:list xml:id="list14802447667902" text:continue-numbering="true" text:style-name="L2">
        <text:list-item>
          <text:list>
            <text:list-header>
              <text:p text:style-name="P171"/>
              <text:p text:style-name="P172"/>
            </text:list-header>
          </text:list>
        </text:list-item>
      </text:list>
      <text:list xml:id="list14802189795882" text:continue-list="list2834513651" text:style-name="WW8Num5">
        <text:list-item>
          <text:p text:style-name="P150">Supabase Inc.</text:p>
          <text:p text:style-name="P143">Designation:<text:tab/><text:span text:style-name="T94">Fellow Engineer</text:span></text:p>
          <text:p text:style-name="P143"><text:span text:style-name="T33">Duration:</text:span><text:span text:style-name="T94"><text:tab/><text:tab/>Sep. 2021 – now</text:span></text:p>
        </text:list-item>
      </text:list>
      <text:p text:style-name="P107"/>
      <text:p text:style-name="P104"><text:span text:style-name="T94"><text:tab/></text:span><text:span text:style-name="T40">Description:<text:tab/></text:span><text:span text:style-name="T95">The company develops and provides Backend-as-a-Service, </text:span><text:span text:style-name="T101">built using Postgres. It provides </text:span><text:span text:style-name="T95">User Management, Authentication, Authorization, and automatic generation of REST APIs for the tables in the database.</text:span></text:p>
      <text:p text:style-name="P76"/>
      <text:p text:style-name="P103"><text:span text:style-name="T94"><text:tab/></text:span><text:span text:style-name="T40">Contributions:</text:span><text:span text:style-name="T95">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108"/>
      <text:list xml:id="list14800887124455" text:continue-numbering="true" text:style-name="WW8Num5">
        <text:list-item>
          <text:p text:style-name="P144">GE Digital, San Ramon, CA, USA</text:p>
          <text:p text:style-name="P148">Designation:<text:tab/><text:span text:style-name="T94">Principal Engineer</text:span></text:p>
          <text:p text:style-name="P149">Duration:<text:tab/><text:tab/><text:span text:style-name="T94">May 2016 – Aug. 2021</text:span></text:p>
        </text:list-item>
      </text:list>
      <text:p text:style-name="P105"/>
      <text:p text:style-name="P120"><text:tab/>Apart from the projects listed below, I am a Bar Raiser at the interviews. Along with another Principal</text:p>
      <text:p text:style-name="P48">Engineer, I also helped define the interviewing process to reduce false positives in phone interviews.</text:p>
      <text:p text:style-name="P41"/>
      <text:p text:style-name="P44">Projects:</text:p>
      <text:p text:style-name="P37">Postgres-2.0 Service</text:p>
      <text:p text:style-name="P37">Language:<text:tab/><text:span text:style-name="T94">Golang</text:span></text:p>
      <text:p text:style-name="P37">Team Size:<text:span text:style-name="T94"><text:tab/>6</text:span></text:p>
      <text:p text:style-name="P37">Role:<text:span text:style-name="T94"><text:tab/><text:tab/>Creator, Service Owner</text:span></text:p>
      <text:p text:style-name="P42"/>
      <text:p text:style-name="P37">Description:<text:span text:style-name="T94"> GE Digital's Predix platform helps Industrial companies collect and analyze data, and develop new applications to get new insights from their data. This project provides Postgres-as-a- Service to the Predix platform's customers.</text:span></text:p>
      <text:p text:style-name="P42"/>
      <text:p text:style-name="P47">Contributions:<text:span text:style-name="T94">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42"/>
      <text:p text:style-name="P42">With one team member I am developing a Kubernetes based Postgres-as-a-Service, as the next generation of this service.</text:p>
      <text:p text:style-name="P42"/>
      <text:p text:style-name="P42">I'm also the Service Owner of the Blobstore service, and am responsible for feature enhancements, support, and maintenance of the service.</text:p>
      <text:p text:style-name="P42"/>
      <text:list xml:id="list14802627064001" text:continue-numbering="true" text:style-name="WW8Num5">
        <text:list-item>
          <text:p text:style-name="P145">Amazon Web Services, Palo Alto, CA, USA</text:p>
          <text:p text:style-name="P145">Designation:<text:tab/><text:span text:style-name="T94">Software Development Engineer</text:span></text:p>
          <text:p text:style-name="P145">Duration:<text:tab/><text:tab/><text:span text:style-name="T94">May 2015 – May 2016</text:span></text:p>
        </text:list-item>
      </text:list>
      <text:p text:style-name="P106"/>
      <text:p text:style-name="P101"><text:span text:style-name="T94"><text:tab/></text:span><text:span text:style-name="T117">Projects:</text:span></text:p>
      <text:list xml:id="list1979792331" text:style-name="L6">
        <text:list-item>
          <text:p text:style-name="P173">Amazon Aurora for Postgres</text:p>
          <text:list>
            <text:list-item>
              <text:list>
                <text:list-item>
                  <text:list>
                    <text:list-item>
                      <text:list>
                        <text:list-item>
                          <text:list>
                            <text:list-item>
                              <text:list>
                                <text:list-item>
                                  <text:list>
                                    <text:list-item>
                                      <text:list>
                                        <text:list-item>
                                          <text:list>
                                            <text:list-header>
                                              <text:p text:style-name="P175"><text:span text:style-name="T18">Language:<text:tab/></text:span><text:span text:style-name="T84">C, C++</text:span></text:p>
                                              <text:p text:style-name="P175"><text:span text:style-name="T18">Team Size:<text:tab/></text:span><text:span text:style-name="T84">8</text:span></text:p>
                                              <text:p text:style-name="P175"><text:span text:style-name="T18">Role:<text:tab/><text:tab/></text:span><text:span text:style-name="T84">Senior Engineer</text:span></text:p>
                                            </text:list-header>
                                          </text:list>
                                        </text:list-item>
                                      </text:list>
                                    </text:list-item>
                                  </text:list>
                                </text:list-item>
                              </text:list>
                            </text:list-item>
                          </text:list>
                        </text:list-item>
                      </text:list>
                    </text:list-item>
                  </text:list>
                </text:list-item>
              </text:list>
            </text:list-item>
          </text:list>
        </text:list-item>
      </text:list>
      <text:p text:style-name="P38"/>
      <text:p text:style-name="P40"><text:soft-page-break/><text:span text:style-name="T18">Description:</text:span><text:span text:style-name="T84"> Amazon RDS is a market leader in providing Relational Databases in the Cloud. This project developed Postgre</text:span><text:span text:style-name="T93">s</text:span><text:span text:style-name="T84"> compatible Amazon Aurora database.</text:span></text:p>
      <text:p text:style-name="P43"/>
      <text:p text:style-name="P40"><text:span text:style-name="T18">Contribution:</text:span><text:span text:style-name="T84"> I am one of the founding team of 3. I am the primary contributor to the Postgres Transaction Log implementation. I helped team with knowledge of other Postgres internals like shared- memory operations and disk-IO subsystems.</text:span></text:p>
      <text:list xml:id="list14800741733910" text:continue-numbering="true" text:style-name="L6">
        <text:list-item>
          <text:list>
            <text:list-item>
              <text:list>
                <text:list-item>
                  <text:list>
                    <text:list-item>
                      <text:list>
                        <text:list-item>
                          <text:list>
                            <text:list-item>
                              <text:list>
                                <text:list-item>
                                  <text:list>
                                    <text:list-item>
                                      <text:list>
                                        <text:list-item>
                                          <text:list>
                                            <text:list-header>
                                              <text:p text:style-name="P177"/>
                                            </text:list-header>
                                          </text:list>
                                        </text:list-item>
                                      </text:list>
                                    </text:list-item>
                                  </text:list>
                                </text:list-item>
                              </text:list>
                            </text:list-item>
                          </text:list>
                        </text:list-item>
                      </text:list>
                    </text:list-item>
                  </text:list>
                </text:list-item>
              </text:list>
            </text:list-item>
          </text:list>
        </text:list-item>
        <text:list-item>
          <text:p text:style-name="P174"><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76"><text:span text:style-name="T18">Language:<text:tab/></text:span><text:span text:style-name="T84">C</text:span></text:p>
                                              <text:p text:style-name="P176"><text:span text:style-name="T18">Team Size:<text:tab/></text:span><text:span text:style-name="T85">~10</text:span></text:p>
                                              <text:p text:style-name="P176"><text:span text:style-name="T18">Role:<text:tab/><text:tab/></text:span><text:span text:style-name="T84">Senior Engineer, </text:span><text:span text:style-name="T85">Postgres Internals Specialist</text:span></text:p>
                                            </text:list-header>
                                          </text:list>
                                        </text:list-item>
                                      </text:list>
                                    </text:list-item>
                                  </text:list>
                                </text:list-item>
                              </text:list>
                            </text:list-item>
                          </text:list>
                        </text:list-item>
                      </text:list>
                    </text:list-item>
                  </text:list>
                </text:list-item>
              </text:list>
            </text:list-item>
          </text:list>
          <text:p text:style-name="P178"/>
          <text:p text:style-name="P180"><text:span text:style-name="T18">Description:</text:span><text:span text:style-name="T84"> Amazon RDS is a market leader in providing Relational Databases in the Cloud. RDS Postgres team develops and maintains the Postgres engine within the Amazon RDS umbrella.</text:span></text:p>
          <text:p text:style-name="P185"/>
          <text:p text:style-name="P181"><text:span text:style-name="T19">Contribution:</text:span><text:span text:style-name="T90"> </text:span><text:span text:style-name="T56">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4801648807675" text:continue-list="list14802627064001" text:style-name="WW8Num5">
        <text:list-header>
          <text:p text:style-name="P146"/>
        </text:list-header>
        <text:list-item>
          <text:p text:style-name="P146">Thales e-Security, San Jose, CA, USA.</text:p>
          <text:p text:style-name="P147">Designation:<text:tab/>Senior Engineer, Database Specialist</text:p>
          <text:p text:style-name="P147">Duration: Nov. 2014 – till date</text:p>
        </text:list-item>
      </text:list>
      <text:p text:style-name="P102"/>
      <text:p text:style-name="P102"><text:tab/><text:span text:style-name="T116">Projects:</text:span></text:p>
      <text:list xml:id="list1949636364" text:style-name="L7">
        <text:list-item>
          <text:p text:style-name="P186">Central Manager</text:p>
          <text:list>
            <text:list-header>
              <text:p text:style-name="P182"><text:span text:style-name="T21">Language:<text:tab/></text:span><text:span text:style-name="T91">TypeScript, JavaScript, C++; NodeJS, AngularJS 1.x</text:span></text:p>
              <text:p text:style-name="P182"><text:span text:style-name="T21">Team Size:<text:tab/></text:span><text:span text:style-name="T91">8</text:span></text:p>
              <text:p text:style-name="P182"><text:span text:style-name="T21">Role:<text:tab/><text:tab/></text:span><text:span text:style-name="T91">Senior Engineer, Database Specialist, Technology Generalist</text:span></text:p>
              <text:p text:style-name="P179"/>
              <text:p text:style-name="P182"><text:span text:style-name="T21">Description: </text:span><text:span text:style-name="T91">The company is a leader in Hardware Security Modules. Central Manager is being developed to monitor and manage the large estates of these devices.</text:span></text:p>
              <text:p text:style-name="P184"/>
              <text:p text:style-name="P182"><text:span text:style-name="T21">Contribution: </text:span><text:span text:style-name="T91">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9"/>
            </text:list-header>
          </text:list>
        </text:list-item>
        <text:list-item>
          <text:p text:style-name="P179">KeyAuthority</text:p>
          <text:p text:style-name="P183"><text:span text:style-name="T18">Language:<text:tab/></text:span><text:span text:style-name="T84">C++</text:span></text:p>
          <text:p text:style-name="P183"><text:span text:style-name="T18">Team Size:<text:tab/></text:span><text:span text:style-name="T92">3</text:span></text:p>
          <text:p text:style-name="P183"><text:span text:style-name="T18">Role:<text:tab/><text:tab/></text:span><text:span text:style-name="T84">Senior Engineer, Database Specialist</text:span></text:p>
        </text:list-item>
      </text:list>
      <text:p text:style-name="P39"/>
      <text:p text:style-name="P45"><text:span text:style-name="T104">Description: </text:span><text:span text:style-name="T48">keyAuthority is a FIPS compliant Encryption Key Management (KMIP/TKLM) product. </text:span></text:p>
      <text:p text:style-name="P46"/>
      <text:p text:style-name="P49"><text:span text:style-name="T104">Contribution: </text:span><text:span text:style-name="T48">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4802658293117" text:continue-list="list14801648807675" text:style-name="WW8Num5">
        <text:list-item>
          <text:p text:style-name="P146">EnterpriseDB Corporation, Boston, MA.</text:p>
          <text:p text:style-name="P187"><text:s/><text:tab/><text:tab/></text:p>
          <text:list>
            <text:list-item>
              <text:list>
                <text:list-item>
                  <text:list>
                    <text:list-item>
                      <text:list>
                        <text:list-item>
                          <text:list>
                            <text:list-item>
                              <text:list>
                                <text:list-item>
                                  <text:list>
                                    <text:list-item>
                                      <text:list>
                                        <text:list-item>
                                          <text:list>
                                            <text:list-header>
                                              <text:p text:style-name="P190"><text:span text:style-name="T5"><text:tab/>Designation:<text:tab/></text:span><text:span text:style-name="T34">Database Architect</text:span></text:p>
                                            </text:list-header>
                                          </text:list>
                                        </text:list-item>
                                      </text:list>
                                    </text:list-item>
                                  </text:list>
                                </text:list-item>
                              </text:list>
                            </text:list-item>
                          </text:list>
                        </text:list-item>
                      </text:list>
                    </text:list-item>
                  </text:list>
                  <text:p text:style-name="P188"><text:span text:style-name="T5"><text:tab/>Duration:<text:tab/></text:span><text:span text:style-name="T35">Feb.</text:span><text:span text:style-name="T33"> 20</text:span><text:span text:style-name="T35">11</text:span><text:span text:style-name="T33"> </text:span><text:span text:style-name="T42">–</text:span><text:span text:style-name="T33"> till date</text:span></text:p>
                </text:list-item>
              </text:list>
            </text:list-item>
          </text:list>
          <text:p text:style-name="P189"><text:soft-page-break/></text:p>
          <text:p text:style-name="P188"><text:span text:style-name="T2"><text:tab/>Designation:<text:tab/></text:span><text:span text:style-name="T42">Principal Systems Engineer</text:span></text:p>
          <text:p text:style-name="P191"><text:span text:style-name="T2"><text:s/><text:tab/><text:tab/>Duration:</text:span><text:span text:style-name="T42"><text:tab/>Feb. 2010 – Jan. 2011</text:span></text:p>
        </text:list-item>
      </text:list>
      <text:p text:style-name="P111"/>
      <text:p text:style-name="P12"><text:tab/><text:span text:style-name="T13">Projects:</text:span></text:p>
      <text:list xml:id="list3070259448" text:style-name="L8">
        <text:list-item>
          <text:p text:style-name="P127">Enable Postgres to Reindex Primary Keys</text:p>
          <text:p text:style-name="P126"><text:span text:style-name="T45">Language:<text:tab/></text:span><text:span text:style-name="T86">C</text:span></text:p>
          <text:p text:style-name="P126"><text:span text:style-name="T45">Team Size:<text:tab/></text:span><text:span text:style-name="T86">1</text:span></text:p>
          <text:p text:style-name="P126"><text:span text:style-name="T45">Role:<text:tab/><text:tab/></text:span><text:span text:style-name="T86">Architect and Engineer</text:span></text:p>
          <text:p text:style-name="P127"/>
          <text:p text:style-name="P131"><text:span text:style-name="T20">Description: </text:span><text:span text:style-name="T54">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48">behind the primary key in one quick command: ALTER TABLE ADD UNIQUE/PRIMARY KEY USING INDEX.</text:span></text:p>
          <text:p text:style-name="P133"/>
          <text:p text:style-name="P131"><text:span text:style-name="T20">Contribution:</text:span><text:span text:style-name="T86"> </text:span><text:span text:style-name="T56">I came up with the idea, wrote the code and submitted the patch. The maintainers of Postgres project reviewed it before applying the patch to the core Postgres. </text:span></text:p>
          <text:p text:style-name="P134"/>
        </text:list-item>
        <text:list-item>
          <text:p text:style-name="P195">Postgres Hibernator </text:p>
          <text:p text:style-name="P135"><text:span text:style-name="T45">Language:<text:tab/></text:span><text:span text:style-name="T86">C</text:span></text:p>
          <text:p text:style-name="P126"><text:span text:style-name="T45">Team Size:<text:tab/></text:span><text:span text:style-name="T86">1</text:span></text:p>
          <text:p text:style-name="P126"><text:span text:style-name="T45">Role:<text:tab/><text:tab/></text:span><text:span text:style-name="T86">Architect and Engineer</text:span></text:p>
          <text:p text:style-name="P128"/>
          <text:p text:style-name="P131"><text:span text:style-name="T20">Description: </text:span><text:span text:style-name="T53">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28"/>
          <text:p text:style-name="P137"><text:span text:style-name="T20">Contribution:</text:span><text:span text:style-name="T86"> </text:span><text:span text:style-name="T56">I came up with the idea, wrote the code and developed the extension. </text:span></text:p>
          <text:p text:style-name="P139"/>
        </text:list-item>
        <text:list-item>
          <text:p text:style-name="P195">Found and Fixed a Security Bug in Postgres </text:p>
          <text:p text:style-name="P135"><text:span text:style-name="T45">Language:<text:tab/></text:span><text:span text:style-name="T87">C</text:span></text:p>
          <text:p text:style-name="P126"><text:span text:style-name="T45">Team Size:<text:tab/></text:span><text:span text:style-name="T87">1</text:span></text:p>
          <text:p text:style-name="P126"><text:span text:style-name="T45">Role:<text:tab/><text:tab/></text:span><text:span text:style-name="T87">Architect and Engineer</text:span></text:p>
          <text:p text:style-name="P128"/>
          <text:p text:style-name="P131"><text:span text:style-name="T20">Description: </text:span><text:span text:style-name="T53">I discovered a security bug in Post</text:span><text:span text:style-name="T55">gr</text:span><text:span text:style-name="T53">es which allows a normal database user to gain superuser privileges. I developed a bug-fix that prevents such escalation of privileges. This security vulnerability was assigned CVE number: CVE-2009-4136.</text:span></text:p>
          <text:p text:style-name="P128"/>
          <text:p text:style-name="P138"><text:span text:style-name="T20">Contribution:</text:span><text:span text:style-name="T86"> </text:span><text:span text:style-name="T56">Discovered and fixed the bug.</text:span></text:p>
          <text:p text:style-name="P140"/>
        </text:list-item>
        <text:list-item>
          <text:p text:style-name="P195">DBYardstick: Lightweight Database Benchmark Application </text:p>
          <text:p text:style-name="P136"><text:span text:style-name="T46">Language:<text:tab/></text:span><text:span text:style-name="T86">JavaScript, TypeScript, NodeJS</text:span></text:p>
          <text:p text:style-name="P126"><text:span text:style-name="T45">Team Size:<text:tab/></text:span><text:span text:style-name="T88">1</text:span></text:p>
          <text:p text:style-name="P129"><text:span text:style-name="T46">Role:<text:tab/><text:tab/></text:span><text:span text:style-name="T113">Architect and Engineer</text:span></text:p>
          <text:p text:style-name="P128"/>
          <text:p text:style-name="P131"><text:span text:style-name="T20">Description: </text:span><text:span text:style-name="T53">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3">This implementation can reduce the cost of running TPC-C benchmarks significantly, and these savings can be used to buy better hardware to run the database system under test.</text:span></text:p>
          <text:p text:style-name="P128"/>
          <text:p text:style-name="P138"><text:span text:style-name="T20">Contribution:</text:span><text:span text:style-name="T86"> </text:span><text:span text:style-name="T56">Idea, research, implementation and scalab</text:span><text:span text:style-name="T57">i</text:span><text:span text:style-name="T56">lity testing. </text:span></text:p>
          <text:p text:style-name="P140"/>
        </text:list-item>
        <text:list-item>
          <text:p text:style-name="P195">Postgres Plus Cloud Database </text:p>
          <text:p text:style-name="P135"><text:span text:style-name="T45">Language:<text:tab/></text:span><text:span text:style-name="T89">Java</text:span></text:p>
          <text:p text:style-name="P126"><text:span text:style-name="T45">Team Size:<text:tab/></text:span><text:span text:style-name="T89">3-4</text:span></text:p>
          <text:p text:style-name="P126"><text:span text:style-name="T45">Role:<text:tab/><text:tab/></text:span><text:span text:style-name="T89">Architect and Engineer</text:span></text:p>
          <text:p text:style-name="P128"/>
          <text:p text:style-name="P131"><text:span text:style-name="T20">Description: </text:span><text:span text:style-name="T53">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28"/>
          <text:p text:style-name="P138"><text:span text:style-name="T20">Contribution:</text:span><text:span text:style-name="T86"> </text:span><text:span text:style-name="T56">Design and architect the whole project in collaboration with Java application architects. Developed various components in a cloud-provider agnostic way, so that more cloud providers can be easily supported.</text:span></text:p>
          <text:p text:style-name="P140"/>
        </text:list-item>
        <text:list-item>
          <text:p text:style-name="P195">Postgres Enterprise Manager </text:p>
          <text:p text:style-name="P135"><text:span text:style-name="T45">Language:<text:tab/></text:span><text:span text:style-name="T89">SQL, C++</text:span></text:p>
          <text:p text:style-name="P126"><text:span text:style-name="T45">Team Size:<text:tab/></text:span><text:span text:style-name="T89">3-4</text:span></text:p>
          <text:p text:style-name="P126"><text:span text:style-name="T45">Role:<text:tab/><text:tab/></text:span><text:span text:style-name="T89">Architect and Engineer</text:span></text:p>
          <text:p text:style-name="P128"/>
          <text:p text:style-name="P131"><text:span text:style-name="T20">Description: </text:span><text:span text:style-name="T53">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28"/>
          <text:p text:style-name="P131"><text:span text:style-name="T108">Contribution:</text:span><text:span text:style-name="T114"> </text:span><text:span text:style-name="T56">I designed and implemented extremely flexible and customizable alert notification subsystem. It allows the user to define new </text:span><text:span text:style-name="T109">types/templates </text:span><text:span text:style-name="T56">of alerts, and create alerts based on those templates, all without the need to wait for PEM developers to implement a new feature request.</text:span></text:p>
          <text:p text:style-name="P140"/>
        </text:list-item>
        <text:list-item>
          <text:p text:style-name="P196">Enable pgbench to test large databases</text:p>
          <text:p text:style-name="P135"><text:span text:style-name="T45">Language:<text:tab/></text:span><text:span text:style-name="T89">C</text:span></text:p>
          <text:p text:style-name="P126"><text:span text:style-name="T45">Team Size:<text:tab/></text:span><text:span text:style-name="T89">3</text:span></text:p>
          <text:p text:style-name="P126"><text:span text:style-name="T45">Role:<text:tab/><text:tab/></text:span><text:span text:style-name="T89">Architect and Engineer</text:span></text:p>
          <text:p text:style-name="P128"/>
          <text:p text:style-name="P131"><text:span text:style-name="T20">Description: </text:span><text:span text:style-name="T53">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28"/>
          <text:p text:style-name="P138"><text:span text:style-name="T20">Contribution:</text:span><text:span text:style-name="T86"> </text:span><text:span text:style-name="T56">I, along with other community members, improved the code to handle that case, while maintaining the validity of pgbench results obtained in the past.</text:span></text:p>
          <text:p text:style-name="P140"/>
        </text:list-item>
        <text:list-item>
          <text:p text:style-name="P196">Enable psql to process package of scripts</text:p>
          <text:p text:style-name="P135"><text:span text:style-name="T45">Language:<text:tab/></text:span><text:span text:style-name="T89">C</text:span></text:p>
          <text:p text:style-name="P126"><text:span text:style-name="T45">Team Size:<text:tab/></text:span><text:span text:style-name="T89">1</text:span></text:p>
          <text:p text:style-name="P126"><text:span text:style-name="T45">Role:<text:tab/><text:tab/></text:span><text:span text:style-name="T89">Architect and Engineer</text:span></text:p>
          <text:p text:style-name="P128"/>
          <text:p text:style-name="P131"><text:soft-page-break/><text:span text:style-name="T20">Description: </text:span><text:span text:style-name="T53">psql is the de facto command-line utility/shell of the Postgres project. The feature enables the user to create a set of related SQL scripts that can be processed as one unit/package irrespective of the files' location in the filesystem.</text:span></text:p>
          <text:p text:style-name="P128"/>
          <text:p text:style-name="P138"><text:span text:style-name="T20">Contribution:</text:span><text:span text:style-name="T86"> </text:span><text:span text:style-name="T56">I came up with the idea and developed the feature.</text:span></text:p>
          <text:p text:style-name="P196"/>
        </text:list-item>
        <text:list-item>
          <text:p text:style-name="P195">Miscellaneous</text:p>
          <text:p text:style-name="P195"/>
          <text:p text:style-name="P198">Other projects, customer-facing or otherwise, that I worked on for cannot be listed here for brevity, and for restrictions imposed by customers' Non Disclosure Agreements. In brief, though:</text:p>
          <text:list>
            <text:list-item>
              <text:p text:style-name="P199">Migrated an ERP system from Sybase to Postgres<text:line-break/>This included full-text search migrations as well.</text:p>
            </text:list-item>
            <text:list-item>
              <text:p text:style-name="P203">Performed Architectural Health Checks (AHC) of Postgres databases.<text:line-break/> Developed the first AHC code, procedures and documents; still in use today at EDB.</text:p>
            </text:list-item>
            <text:list-item>
              <text:p text:style-name="P203">Recovering data from corrupted databases.</text:p>
            </text:list-item>
            <text:list-item>
              <text:p text:style-name="P203">Slony/Postgres replication setup.</text:p>
            </text:list-item>
            <text:list-item>
              <text:p text:style-name="P203">Auditing custom Postgres builds/packages.</text:p>
            </text:list-item>
            <text:list-item>
              <text:p text:style-name="P203">RemoteDBA services on-boarding of customers.</text:p>
            </text:list-item>
            <text:list-item>
              <text:p text:style-name="P203">Advising a customer on Postgres Internals, who chose to fork Postgres code.</text:p>
            </text:list-item>
            <text:list-item>
              <text:p text:style-name="P203">Conducted DBA and Developer training.</text:p>
            </text:list-item>
            <text:list-item>
              <text:p text:style-name="P203">Oracle to Postgres migration assessments.</text:p>
            </text:list-item>
            <text:list-item>
              <text:p text:style-name="P203">Designed and developed a custom replication solution for Postgres-to-Oracle.</text:p>
            </text:list-item>
            <text:list-item>
              <text:p text:style-name="P203">Presented talks at Postgres conferences.</text:p>
            </text:list-item>
          </text:list>
        </text:list-item>
      </text:list>
      <text:p text:style-name="P72"/>
      <text:p text:style-name="P109"/>
      <text:list xml:id="list14802033308417" text:continue-list="list14802658293117" text:style-name="WW8Num5">
        <text:list-item>
          <text:p text:style-name="P151"><text:span text:style-name="T24">EnterpriseDB Software India Pvt. Ltd</text:span><text:span text:style-name="T5">., Pune, India.</text:span></text:p>
        </text:list-item>
      </text:list>
      <text:p text:style-name="Standard"><text:span text:style-name="T5"><text:tab/>Designation:<text:tab/></text:span><text:span text:style-name="T33">Lead Engineer.</text:span></text:p>
      <text:p text:style-name="Standard"><text:span text:style-name="T5"><text:tab/>Duration:<text:tab/></text:span><text:span text:style-name="T33">July 2006 - till date</text:span></text:p>
      <text:p text:style-name="P30"/>
      <text:p text:style-name="P9"><text:span text:style-name="T118">Projects</text:span>:</text:p>
      <text:p text:style-name="P1">i) CRC Slicing-by-8</text:p>
      <text:p text:style-name="P69"><text:span text:style-name="T5">Language:</text:span><text:span text:style-name="T16"><text:tab/>C</text:span></text:p>
      <text:p text:style-name="P69"><text:span text:style-name="T5">Team Size:</text:span><text:span text:style-name="T16"><text:tab/>1</text:span></text:p>
      <text:p text:style-name="P69"><text:span text:style-name="T5">Role:</text:span><text:span text:style-name="T16"><text:tab/><text:tab/>Developer</text:span></text:p>
      <text:p text:style-name="P60"/>
      <text:p text:style-name="P15"><text:span text:style-name="T5">Description:</text:span><text:span text:style-name="T33"> This is a novel fast CRC generation algorithm developed by Intel. This algorithm runs at under 3 cycles per byte (vs. 7) and thus triples the performance of existing CRC implementations. Slicing-by-8 uses an 8KB cache footprint.</text:span></text:p>
      <text:p text:style-name="P29"/>
      <text:p text:style-name="P61"><text:span text:style-name="T5">Contribution:</text:span><text:span text:style-name="T14"> </text:span><text:span text:style-name="T33">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63"/>
      <text:p text:style-name="P3">ii) Optimizer Hints</text:p>
      <text:p text:style-name="P71"><text:span text:style-name="T8">Language:</text:span><text:span text:style-name="T15"><text:tab/>C</text:span></text:p>
      <text:p text:style-name="P71"><text:span text:style-name="T8">Team Size:</text:span><text:span text:style-name="T15"><text:tab/>2</text:span></text:p>
      <text:p text:style-name="P71"><text:span text:style-name="T8">Role:</text:span><text:span text:style-name="T15"><text:tab/><text:tab/>Design and developement</text:span></text:p>
      <text:p text:style-name="P65"/>
      <text:p text:style-name="P61"><text:span text:style-name="T8">Description:</text:span><text:span text:style-name="T1"><text:tab/></text:span><text:span text:style-name="T33">This feature provides a way for the user to instruct the Query Optimizer which access paths to choose when the user knows that she has better knowledge about the data pattern than the Optimizer does.</text:span></text:p>
      <text:p text:style-name="P66"/>
      <text:p text:style-name="P63"><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63"/>
      <text:p text:style-name="P85">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10"/>
      <text:p text:style-name="P3">iii) Index Adviser</text:p>
      <text:p text:style-name="P71"><text:span text:style-name="T8">Language:</text:span><text:span text:style-name="T15"><text:tab/>C</text:span></text:p>
      <text:p text:style-name="P71"><text:span text:style-name="T8">Team Size:</text:span><text:span text:style-name="T15"><text:tab/>1</text:span></text:p>
      <text:p text:style-name="P71"><text:span text:style-name="T8">Role:</text:span><text:span text:style-name="T15"><text:tab/><text:tab/>Developer</text:span></text:p>
      <text:p text:style-name="P65"/>
      <text:p text:style-name="P61"><text:span text:style-name="T8">Description:</text:span><text:span text:style-name="T1"><text:tab/></text:span><text:span text:style-name="T33">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66"/>
      <text:p text:style-name="P63"><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63"><text:soft-page-break/></text:p>
      <text:p text:style-name="P86">iv) Training</text:p>
      <text:p text:style-name="P16">Conducted training for Customers and Partners, to train them on Postgres and EnterpriseDB on the following topics: SQL and PL/PGSQL programming for developers, internals and management tasks for DBAs. The training lasts between 3 to 5 days.</text:p>
      <text:p text:style-name="P67"/>
      <text:p text:style-name="P3">v) Consulting</text:p>
      <text:p text:style-name="P16">Provide consultancy for Customers, wherein I provided help and support in Database development, administration and maintenance tasks.</text:p>
      <text:p text:style-name="P68"/>
      <text:p text:style-name="P3">vi) RemoteDBA</text:p>
      <text:p text:style-name="P17">I acted as Remote-DBA for various clients, for periods ranging from 3 to 6 months. As a Remote-DBA I have been involved in architecture review, schema and data migration from other RDBMSs, do maintenance work like dumps/reloads, maintaining cron jobs, etc.</text:p>
      <text:p text:style-name="P17"/>
      <text:list xml:id="list14801965992707" text:continue-numbering="true" text:style-name="WW8Num5">
        <text:list-item>
          <text:p text:style-name="P153">CommVault Systems (India) Pvt. Ltd., Hyderabad, India.</text:p>
        </text:list-item>
      </text:list>
      <text:p text:style-name="Standard"><text:span text:style-name="T5">Designation:<text:tab/></text:span><text:span text:style-name="T33">Software Engineer.</text:span></text:p>
      <text:p text:style-name="Standard"><text:span text:style-name="T5">Duration:<text:tab/></text:span><text:span text:style-name="T33">May 2005 – July 2006</text:span></text:p>
      <text:p text:style-name="P30"/>
      <text:p text:style-name="P9">Modules worked on:</text:p>
      <text:p text:style-name="P1">i) QNet</text:p>
      <text:p text:style-name="P69"><text:span text:style-name="T5">Duration:<text:tab/></text:span><text:span text:style-name="T33">May 2005 – July 2006</text:span></text:p>
      <text:p text:style-name="P69"><text:span text:style-name="T5">Language:</text:span><text:span text:style-name="T16"><text:tab/>C+</text:span><text:span text:style-name="T23">+, SQL, T-SQL</text:span></text:p>
      <text:p text:style-name="P69"><text:span text:style-name="T5">Team Size:</text:span><text:span text:style-name="T16"><text:tab/>2</text:span></text:p>
      <text:p text:style-name="P69"><text:span text:style-name="T5">Role:</text:span><text:span text:style-name="T16"><text:tab/><text:tab/>Development and Maintenance</text:span></text:p>
      <text:p text:style-name="P60"/>
      <text:p text:style-name="P15"><text:span text:style-name="T5">Description:</text:span><text:span text:style-name="T3"> </text:span><text:span text:style-name="T23">The</text:span><text:span text:style-name="T3"> </text:span><text:span text:style-name="T33">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61"><text:span text:style-name="T5">Contribution:</text:span> I <text:span text:style-name="T33">added new features for one release and managed the whole code during the upgrade from one release to the other.</text:span></text:p>
      <text:p text:style-name="P63"/>
      <text:list xml:id="list14801370506115" text:continue-numbering="true" text:style-name="WW8Num5">
        <text:list-item>
          <text:p text:style-name="P155"><text:span text:style-name="T24">Oracle India Private Ltd., Bangalore</text:span><text:span text:style-name="T5">.</text:span></text:p>
        </text:list-item>
      </text:list>
      <text:p text:style-name="Standard"><text:span text:style-name="T5">Designation:<text:tab/></text:span><text:span text:style-name="T33">Member Technical Staff.</text:span></text:p>
      <text:p text:style-name="Standard"><text:span text:style-name="T5">Duration:<text:tab/></text:span><text:span text:style-name="T33">Nov 2003 – May 2005</text:span></text:p>
      <text:p text:style-name="P30"/>
      <text:p text:style-name="P9">Modules worked on:</text:p>
      <text:p text:style-name="P1">i) Cost Based (Query) Optimizer (CBO):</text:p>
      <text:p text:style-name="P69"><text:span text:style-name="T5">Duration:<text:tab/></text:span><text:span text:style-name="T23">Nov 2003 – May 2005</text:span></text:p>
      <text:p text:style-name="P69"><text:span text:style-name="T5">Language:<text:tab/></text:span><text:span text:style-name="T23">C</text:span></text:p>
      <text:p text:style-name="P69"><text:span text:style-name="T5">Team Size:<text:tab/></text:span><text:span text:style-name="T23">5</text:span></text:p>
      <text:p text:style-name="P69"><text:span text:style-name="T5">Role:<text:tab/><text:tab/></text:span><text:span text:style-name="T23">Diagnostics and Defect Resolution</text:span></text:p>
      <text:p text:style-name="P60"/>
      <text:p text:style-name="P115"><text:span text:style-name="T5">Description:</text:span><text:span text:style-name="T33">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62"><text:soft-page-break/><text:span text:style-name="T5">Contribution:</text:span><text:span text:style-name="T14"> </text:span><text:span text:style-name="T33">Resolving performance issues and bugs encountered in CBO. Also, suggested a new enhancement for optimization, but couldn’t finish it by the time I left.</text:span></text:p>
      <text:p text:style-name="P64"/>
      <text:list xml:id="list14800930089537" text:continue-numbering="true" text:style-name="WW8Num5">
        <text:list-item>
          <text:p text:style-name="P152">Aztec Software and Services Ltd., Bangalore.</text:p>
        </text:list-item>
      </text:list>
      <text:p text:style-name="Standard"><text:span text:style-name="T5">Designation:</text:span><text:span text:style-name="T33"> Developer.</text:span></text:p>
      <text:p text:style-name="Standard"><text:span text:style-name="T5">Duration:</text:span><text:span text:style-name="T33"> Sept 2003 – Nov 2003</text:span></text:p>
      <text:p text:style-name="P30"/>
      <text:p text:style-name="P9">Projects Undertaken:</text:p>
      <text:p text:style-name="P1">i) Extended Stored Procedures (ESPs): </text:p>
      <text:p text:style-name="P69"><text:span text:style-name="T5">Duration:</text:span><text:span text:style-name="T33"><text:tab/>Sept 2003 – Nov 2003</text:span></text:p>
      <text:p text:style-name="P69"><text:span text:style-name="T5">Language</text:span><text:span text:style-name="T33">:<text:tab/>C++</text:span></text:p>
      <text:p text:style-name="P69"><text:span text:style-name="T5">Team Size:</text:span><text:span text:style-name="T33"><text:tab/>2</text:span></text:p>
      <text:p text:style-name="P69"><text:span text:style-name="T5">Role:</text:span><text:span text:style-name="T33"><text:tab/><text:tab/>Developer </text:span></text:p>
      <text:p text:style-name="P60"/>
      <text:p text:style-name="P15"><text:span text:style-name="T5">Description: </text:span><text:span text:style-name="T33">ESP will enable the developers of Pervasive SQL RDBMS to call their external stored procedure, implemented in a language of their choice, from within the database.</text:span></text:p>
      <text:p text:style-name="P31"/>
      <text:p text:style-name="P15"><text:span text:style-name="T5">Contribution:</text:span><text:span text:style-name="T33"> Low Level Design and Implementation.</text:span></text:p>
      <text:p text:style-name="P1"/>
      <text:list xml:id="list14801800053045" text:continue-numbering="true" text:style-name="WW8Num5">
        <text:list-item>
          <text:p text:style-name="P154">Vaman Technologies (R&amp;D) Ltd, Mumbai</text:p>
        </text:list-item>
      </text:list>
      <text:p text:style-name="P69"><text:span text:style-name="T9">Designation:</text:span> Junior Software Engineer.</text:p>
      <text:p text:style-name="P69"><text:span text:style-name="T9">Duration:</text:span> July, 2001-Sept, 2003</text:p>
      <text:p text:style-name="P69"/>
      <text:p text:style-name="P57"><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13"/>
      <text:p text:style-name="P8">Projects Undertaken:</text:p>
      <text:p text:style-name="P4">i) Extended Procedural Language (EPL)</text:p>
      <text:p text:style-name="P77"><text:span text:style-name="T9">Duration:</text:span><text:tab/>Dec 2001 – Sept 2003 (18 months approx.)</text:p>
      <text:p text:style-name="P74"><text:span text:style-name="T9">Language:</text:span><text:tab/>C</text:p>
      <text:p text:style-name="P74"><text:span text:style-name="T9">Team Size:</text:span><text:tab/>6</text:p>
      <text:p text:style-name="P74"><text:span text:style-name="T9">Role:</text:span><text:tab/><text:tab/>Jr. Software Engineer (Design and Implementation)</text:p>
      <text:p text:style-name="P74"/>
      <text:p text:style-name="P113"><text:span text:style-name="T9">Description: </text:span>This module adds the procedural language support to the SQL based RDBMS server. It provides various 'High Level programming Language' (HLL) constructs such as 'IF-ELSE', 'FOR', 'WHILE', 'EXCEPTIONS', 'CURSORS', 'PACKAGES', etc.</text:p>
      <text:p text:style-name="P113"/>
      <text:p text:style-name="P114">This, otherwise an independent module, runs as a part of the server and is responsible for communicating with 'Data Manipulation Language' (DML) engine, for performing the data manipulation as desired by the 'EPL programmer'.</text:p>
      <text:p text:style-name="P113"/>
      <text:p text:style-name="P114">EPL also allows ‘COMMIT’ing or Rolling back the transactions by communicating with the Transaction manager.</text:p>
      <text:p text:style-name="P112"/>
      <text:p text:style-name="P112"><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71"/>
      <text:p text:style-name="P71"><text:soft-page-break/>I was also responsible for the communication of EPL with the Transaction manager.</text:p>
      <text:p text:style-name="Standard"/>
      <text:p text:style-name="P4">ii) Windows-NT Services</text:p>
      <text:p text:style-name="P77"><text:span text:style-name="T9">Duration:</text:span><text:tab/>1 month</text:p>
      <text:p text:style-name="P74"><text:span text:style-name="T9">Language:</text:span><text:tab/>C</text:p>
      <text:p text:style-name="P74"><text:span text:style-name="T9">Team Size:</text:span><text:tab/>1</text:p>
      <text:p text:style-name="P75"><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4">iii) Kernel</text:p>
      <text:p text:style-name="P77"><text:span text:style-name="T9">Language:</text:span><text:tab/>C</text:p>
      <text:p text:style-name="P74"><text:span text:style-name="T9">Task:</text:span><text:tab/><text:tab/>Optimizations</text:p>
      <text:p text:style-name="P74"/>
      <text:p text:style-name="P75"><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75"/>
      <text:p text:style-name="P75"><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4">iv) Resource Library (OSLib)</text:p>
      <text:p text:style-name="P77"><text:span text:style-name="T9">Language:</text:span> <text:tab/>C</text:p>
      <text:p text:style-name="P74"><text:span text:style-name="T9">Task:</text:span> <text:tab/><text:tab/>Improvements and bug removal</text:p>
      <text:p text:style-name="P74"/>
      <text:p text:style-name="P75"><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15"/>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4">v) SQL Query Parser</text:p>
      <text:p text:style-name="P71"><text:span text:style-name="T9">Duration:</text:span><text:tab/>2 months</text:p>
      <text:p text:style-name="P71"><text:span text:style-name="T9">Language:</text:span><text:tab/>C</text:p>
      <text:p text:style-name="P71"><text:span text:style-name="T9">Team Size:</text:span><text:tab/>10</text:p>
      <text:p text:style-name="P71"><text:span text:style-name="T9">Role:</text:span><text:tab/><text:tab/>Team Member</text:p>
      <text:p text:style-name="P71"/>
      <text:p text:style-name="P57"><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57"/>
      <text:p text:style-name="P57"><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4">vi) ODBC Driver Development</text:p>
      <text:p text:style-name="P69"><text:span text:style-name="T9">Duration:</text:span><text:tab/>2 months</text:p>
      <text:p text:style-name="P69"><text:soft-page-break/><text:span text:style-name="T9">Language:</text:span><text:tab/>C</text:p>
      <text:p text:style-name="P69"><text:span text:style-name="T9">Team Size:</text:span><text:tab/>3</text:p>
      <text:p text:style-name="P69"><text:span text:style-name="T9">Role:</text:span> <text:tab/><text:tab/>Jr. Software Engineer</text:p>
      <text:p text:style-name="P71"><text:span text:style-name="T9">Contribution:<text:tab/></text:span>Implemented the 'SQLExecDirect' function in the ODBC Driver.</text:p>
      <text:p text:style-name="P14"/>
      <text:p text:style-name="P4">vii) TPC benchmark-C (TPC-C)</text:p>
      <text:p text:style-name="P69"><text:span text:style-name="T9">Duration:</text:span><text:tab/>1 month</text:p>
      <text:p text:style-name="P69"><text:span text:style-name="T9">Language:</text:span><text:tab/>C, SQL</text:p>
      <text:p text:style-name="P69"><text:span text:style-name="T9">Team Size:</text:span><text:tab/>1</text:p>
      <text:p text:style-name="P14"/>
      <text:p text:style-name="P15"><text:span text:style-name="T9">Contribution:<text:tab/></text:span>Implemented the 'TPC benchmark-C' as described by 'Transaction Processing Council'. It was used for populating the database with the data in conformance with the TPC benchmark-C.</text:p>
      <text:p text:style-name="P15"/>
      <text:p text:style-name="P15">Also designed a primitive HTML based client, implemented as a DLL, which could be used for performing OLTP transactions on the populated database, in conformance with the benchmark.</text:p>
      <text:p text:style-name="Standard"/>
      <text:p text:style-name="P4">viii) RDBMS Views</text:p>
      <text:p text:style-name="P69"><text:span text:style-name="T9">Duration:</text:span><text:tab/>1 month</text:p>
      <text:p text:style-name="P69"><text:span text:style-name="T9">Language:</text:span><text:tab/>C</text:p>
      <text:p text:style-name="P69"><text:span text:style-name="T9">Team Size:</text:span><text:tab/>1</text:p>
      <text:p text:style-name="P69"/>
      <text:p text:style-name="P116"><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listtab"/>
        </style:list-level-properties>
      </text:outline-level-style>
      <text:outline-level-style text:level="2" text:style-name="WW8Num2z1" style:num-format="">
        <style:list-level-properties text:list-level-position-and-space-mode="label-alignment">
          <style:list-level-label-alignment text:label-followed-by="listtab"/>
        </style:list-level-properties>
      </text:outline-level-style>
      <text:outline-level-style text:level="3" text:style-name="WW8Num2z2" style:num-format="">
        <style:list-level-properties text:list-level-position-and-space-mode="label-alignment">
          <style:list-level-label-alignment text:label-followed-by="listtab"/>
        </style:list-level-properties>
      </text:outline-level-style>
      <text:outline-level-style text:level="4" text:style-name="WW8Num2z3" style:num-format="">
        <style:list-level-properties text:list-level-position-and-space-mode="label-alignment">
          <style:list-level-label-alignment text:label-followed-by="listtab"/>
        </style:list-level-properties>
      </text:outline-level-style>
      <text:outline-level-style text:level="5" text:style-name="WW8Num2z4" style:num-format="">
        <style:list-level-properties text:list-level-position-and-space-mode="label-alignment">
          <style:list-level-label-alignment text:label-followed-by="listtab"/>
        </style:list-level-properties>
      </text:outline-level-style>
      <text:outline-level-style text:level="6" text:style-name="WW8Num2z5" style:num-format="">
        <style:list-level-properties text:list-level-position-and-space-mode="label-alignment">
          <style:list-level-label-alignment text:label-followed-by="listtab"/>
        </style:list-level-properties>
      </text:outline-level-style>
      <text:outline-level-style text:level="7" text:style-name="WW8Num2z6" style:num-format="">
        <style:list-level-properties text:list-level-position-and-space-mode="label-alignment">
          <style:list-level-label-alignment text:label-followed-by="listtab"/>
        </style:list-level-properties>
      </text:outline-level-style>
      <text:outline-level-style text:level="8" text:style-name="WW8Num2z7" style:num-format="">
        <style:list-level-properties text:list-level-position-and-space-mode="label-alignment">
          <style:list-level-label-alignment text:label-followed-by="listtab"/>
        </style:list-level-properties>
      </text:outline-level-style>
      <text:outline-level-style text:level="9" text:style-name="WW8Num2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3-20T01:47:52.763241159</dc:date>
    <meta:print-date>2009-08-30T23:08:00</meta:print-date>
    <meta:editing-cycles>236</meta:editing-cycles>
    <meta:editing-duration>P1DT22H2M37S</meta:editing-duration>
    <meta:generator>LibreOffice/7.1.8.1$MacOSX_X86_64 LibreOffice_project/e1f30c802c3269a1d052614453f260e49458c82c</meta:generator>
    <meta:document-statistic meta:table-count="0" meta:image-count="0" meta:object-count="0" meta:page-count="14" meta:paragraph-count="353" meta:word-count="3984" meta:character-count="26936" meta:non-whitespace-character-count="23242"/>
  </office:meta>
</office:document-meta>
</file>